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/>
    <style:font-face style:name="Times New Roman" svg:font-family="'Times New Roman', serif"/>
    <style:font-face style:name="Calibri" svg:font-family="Calibri" style:font-family-generic="swiss"/>
    <style:font-face style:name="Lohit Devanagari" svg:font-family="'Lohit Devanagari'" style:font-pitch="variable"/>
    <style:font-face style:name="Ubuntu" svg:font-family="Ubuntu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676cm"/>
    </style:style>
    <style:style style:name="co2" style:family="table-column">
      <style:table-column-properties fo:break-before="auto" style:column-width="9.7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499cm"/>
    </style:style>
    <style:style style:name="co5" style:family="table-column">
      <style:table-column-properties fo:break-before="auto" style:column-width="13.585cm"/>
    </style:style>
    <style:style style:name="co6" style:family="table-column">
      <style:table-column-properties fo:break-before="auto" style:column-width="12.0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1.526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198cm" fo:break-before="auto" style:use-optimal-row-height="true"/>
    </style:style>
    <style:style style:name="ro7" style:family="table-row">
      <style:table-row-properties style:row-height="2.316cm" fo:break-before="auto" style:use-optimal-row-height="true"/>
    </style:style>
    <style:style style:name="ro8" style:family="table-row">
      <style:table-row-properties style:row-height="1.894cm" fo:break-before="auto" style:use-optimal-row-height="true"/>
    </style:style>
    <style:style style:name="ro9" style:family="table-row">
      <style:table-row-properties style:row-height="3.655cm" fo:break-before="auto" style:use-optimal-row-height="false"/>
    </style:style>
    <style:style style:name="ro10" style:family="table-row">
      <style:table-row-properties style:row-height="3.978cm" fo:break-before="auto" style:use-optimal-row-height="false"/>
    </style:style>
    <style:style style:name="ro11" style:family="table-row">
      <style:table-row-properties style:row-height="4.768cm" fo:break-before="auto" style:use-optimal-row-height="false"/>
    </style:style>
    <style:style style:name="ro12" style:family="table-row">
      <style:table-row-properties style:row-height="4.942cm" fo:break-before="auto" style:use-optimal-row-height="false"/>
    </style:style>
    <style:style style:name="ro13" style:family="table-row">
      <style:table-row-properties style:row-height="4.68cm" fo:break-before="auto" style:use-optimal-row-height="false"/>
    </style:style>
    <style:style style:name="ro14" style:family="table-row">
      <style:table-row-properties style:row-height="1.96cm" fo:break-before="auto" style:use-optimal-row-height="true"/>
    </style:style>
    <style:style style:name="ro15" style:family="table-row">
      <style:table-row-properties style:row-height="0.818cm" fo:break-before="auto" style:use-optimal-row-height="true"/>
    </style:style>
    <style:style style:name="ro16" style:family="table-row">
      <style:table-row-properties style:row-height="1.579cm" fo:break-before="auto" style:use-optimal-row-height="true"/>
    </style:style>
    <style:style style:name="ro17" style:family="table-row">
      <style:table-row-properties style:row-height="1.49cm" fo:break-before="auto" style:use-optimal-row-height="true"/>
    </style:style>
    <style:style style:name="ro18" style:family="table-row">
      <style:table-row-properties style:row-height="1.374cm" fo:break-before="auto" style:use-optimal-row-height="true"/>
    </style:style>
    <style:style style:name="ro19" style:family="table-row">
      <style:table-row-properties style:row-height="5.001cm" fo:break-before="auto" style:use-optimal-row-height="true"/>
    </style:style>
    <style:style style:name="ro20" style:family="table-row">
      <style:table-row-properties style:row-height="1.462cm" fo:break-before="auto" style:use-optimal-row-height="true"/>
    </style:style>
    <style:style style:name="ro21" style:family="table-row">
      <style:table-row-properties style:row-height="0.993cm" fo:break-before="auto" style:use-optimal-row-height="true"/>
    </style:style>
    <style:style style:name="ro22" style:family="table-row">
      <style:table-row-properties style:row-height="1.432cm" fo:break-before="auto" style:use-optimal-row-height="true"/>
    </style:style>
    <style:style style:name="ro23" style:family="table-row">
      <style:table-row-properties style:row-height="3.715cm" fo:break-before="auto" style:use-optimal-row-height="true"/>
    </style:style>
    <style:style style:name="ro24" style:family="table-row">
      <style:table-row-properties style:row-height="3.276cm" fo:break-before="auto" style:use-optimal-row-height="true"/>
    </style:style>
    <style:style style:name="ro25" style:family="table-row">
      <style:table-row-properties style:row-height="5.265cm" fo:break-before="auto" style:use-optimal-row-height="true"/>
    </style:style>
    <style:style style:name="ro26" style:family="table-row">
      <style:table-row-properties style:row-height="3.743cm" fo:break-before="auto" style:use-optimal-row-height="true"/>
    </style:style>
    <style:style style:name="ro27" style:family="table-row">
      <style:table-row-properties style:row-height="5.733cm" fo:break-before="auto" style:use-optimal-row-height="true"/>
    </style:style>
    <style:style style:name="ro28" style:family="table-row">
      <style:table-row-properties style:row-height="6.697cm" fo:break-before="auto" style:use-optimal-row-height="true"/>
    </style:style>
    <style:style style:name="ro29" style:family="table-row">
      <style:table-row-properties style:row-height="2.427cm" fo:break-before="auto" style:use-optimal-row-height="true"/>
    </style:style>
    <style:style style:name="ro30" style:family="table-row">
      <style:table-row-properties style:row-height="3.861cm" fo:break-before="auto" style:use-optimal-row-height="true"/>
    </style:style>
    <style:style style:name="ro31" style:family="table-row">
      <style:table-row-properties style:row-height="0.496cm" fo:break-before="auto" style:use-optimal-row-height="true"/>
    </style:style>
    <style:style style:name="ro3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color="#2a6099" style:font-name="Ubuntu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Ubuntu" fo:font-size="10pt" style:font-name-asian="Times New Roman1" style:font-size-asian="10pt" style:font-name-complex="DejaVu Sans" style:font-size-complex="10pt" style:language-complex="none" style:country-complex="none"/>
    </style:style>
    <style:style style:name="ce3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name-asian="Times New Roman1" style:font-size-asian="10pt" style:font-name-complex="DejaVu Sans" style:font-size-complex="10pt" style:language-complex="none" style:country-complex="none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color="#2e74b5" style:font-name="Ubuntu" fo:font-size="10pt" style:font-name-asian="Times New Roman1" style:font-size-asian="10pt" style:language-asian="ar" style:country-asian="SA" style:font-name-complex="DejaVu Sans" style:font-size-complex="10pt" style:language-complex="none" style:country-complex="non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fo:language="en" fo:country="US" style:font-name-asian="Times New Roman1" style:font-size-asian="10pt" style:font-name-complex="DejaVu Sans" style:font-size-complex="10pt" style:language-complex="none" style:country-complex="none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Ubuntu" fo:font-size="10pt" style:font-name-asian="Times New Roman1" style:font-size-asian="10pt" style:font-name-complex="DejaVu Sans" style:font-size-complex="10pt" style:language-complex="none" style:country-complex="none"/>
    </style:style>
    <style:style style:name="ce9" style:family="table-cell" style:parent-style-name="Default">
      <style:table-cell-properties fo:wrap-option="wrap" fo:border="0.06pt solid #000000"/>
      <style:text-properties style:font-name="Ubuntu" fo:font-size="10pt" style:font-size-asian="10pt" style:font-size-complex="10pt"/>
    </style:style>
    <style:style style:name="ce10" style:family="table-cell" style:parent-style-name="Default">
      <style:table-cell-properties fo:background-color="#ffffd7" fo:wrap-option="wrap"/>
      <style:text-properties style:font-name="Ubuntu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fo:font-weight="bold" style:font-name-asian="Times New Roman1" style:font-size-asian="10pt" style:font-weight-asian="bold" style:font-name-complex="DejaVu Sans" style:font-size-complex="10pt" style:language-complex="none" style:country-complex="none" style:font-weight-complex="bold"/>
    </style:style>
    <style:style style:name="ce13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name-asian="Times New Roman1" style:font-size-asian="10pt" style:language-asian="ar" style:country-asian="SA" style:font-name-complex="DejaVu Sans" style:font-size-complex="10pt" style:language-complex="none" style:country-complex="none"/>
    </style:style>
    <style:style style:name="ce14" style:family="table-cell" style:parent-style-name="Default">
      <style:table-cell-properties fo:wrap-option="wrap"/>
      <style:text-properties style:font-name="Ubuntu" fo:font-size="10pt" style:font-size-asian="10pt" style:font-size-complex="10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zh" style:country-asian="C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fo:language="en" fo:country="US" style:font-name-asian="Times New Roman1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name-complex="DejaVu Sans" style:font-size-complex="10pt" style:language-complex="none" style:country-complex="none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Ubuntu" fo:font-size="10pt" fo:language="en" fo:country="US" fo:font-style="normal" style:font-name-asian="Times New Roman1" style:font-size-asian="10pt" style:font-style-asian="normal" style:font-size-complex="10pt" style:font-style-complex="normal"/>
    </style:style>
    <style:style style:name="ce3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color="#2e74b5" style:font-name="Ubuntu" fo:font-size="10pt" fo:language="en" fo:country="US" fo:font-weight="bold" style:font-name-asian="Times New Roman1" style:font-size-asian="10pt" style:language-asian="ar" style:country-asian="SA" style:font-weight-asian="bold" style:font-name-complex="DejaVu Sans" style:font-size-complex="10pt" style:language-complex="none" style:country-complex="none" style:font-weight-complex="bold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38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name-asian="Times New Roman1" style:font-size-asian="10pt" style:font-name-complex="DejaVu Sans" style:font-size-complex="10pt" style:language-complex="none" style:country-complex="none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38135" style:font-name="Ubuntu" fo:font-size="10pt" fo:font-style="normal" style:font-name-asian="Times New Roman1" style:font-size-asian="10pt" style:font-style-asian="normal" style:font-size-complex="10pt" style:font-style-complex="normal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38135" style:font-name="Ubuntu" fo:font-size="10pt" style:font-name-asian="Times New Roman1" style:font-size-asian="10pt" style:font-name-complex="DejaVu Sans" style:font-size-complex="10pt" style:language-complex="none" style:country-complex="none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38135" style:font-name="Ubuntu" fo:font-size="10pt" fo:font-style="italic" style:font-name-asian="Times New Roman1" style:font-size-asian="10pt" style:font-style-asian="italic" style:font-size-complex="10pt" style:font-style-complex="italic"/>
    </style:style>
    <style:style style:name="ce86" style:family="table-cell" style:parent-style-name="Default">
      <style:table-cell-properties fo:background-color="#ffffcc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Ubuntu" fo:font-size="10pt" fo:language="en" fo:country="US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88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Ubuntu" fo:font-size="10pt" style:font-size-asian="10pt" style:font-size-complex="10pt"/>
    </style:style>
    <style:style style:name="ce89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Ubuntu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2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Ubuntu" fo:font-size="10pt" fo:language="none" fo:country="none" style:text-underline-style="none" style:font-name-asian="DejaVu Sans" style:font-size-asian="10pt" style:language-asian="none" style:country-asian="none" style:font-name-complex="Times New Roman" style:font-size-complex="10pt" style:language-complex="none" style:country-complex="none" style:font-weight-complex="bold"/>
    </style:style>
    <style:style style:name="ce9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Ubuntu" fo:font-size="10pt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Ubuntu" fo:font-size="10pt" fo:language="none" fo:country="none" fo:font-weight="normal" style:font-name-asian="DejaVu Sans" style:font-size-asian="10pt" style:language-asian="none" style:country-asian="none" style:font-weight-asian="normal" style:font-name-complex="DejaVu Sans" style:font-size-complex="10pt" style:language-complex="none" style:country-complex="none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fo:language="en" fo:country="US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8" style:family="table-cell" style:parent-style-name="Default">
      <style:table-cell-properties fo:background-color="#c0c0c0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c0c0c0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101" style:family="table-cell" style:parent-style-name="Default"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Ubuntu" fo:font-size="10pt" fo:language="none" fo:country="none" fo:font-weight="bold" style:font-name-asian="Lohit Devanagari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03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Ubuntu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04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Ubuntu" fo:font-size="10pt" fo:language="none" fo:country="none" fo:font-weight="normal" style:font-name-asian="DejaVu Sans" style:font-size-asian="10pt" style:language-asian="none" style:country-asian="none" style:font-weight-asian="normal" style:font-name-complex="DejaVu Sans" style:font-size-complex="10pt" style:language-complex="none" style:country-complex="none" style:font-weight-complex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Ubuntu" fo:font-size="10pt" style:font-size-asian="10pt" style:font-size-complex="10pt"/>
    </style:style>
    <style:style style:name="ce10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Ubuntu" fo:font-size="10pt" fo:language="none" fo:country="none" style:font-name-asian="DejaVu Sans" style:font-size-asian="10pt" style:language-asian="none" style:country-asian="none" style:font-name-complex="Times New Roman" style:font-size-complex="10pt" style:language-complex="none" style:country-complex="none"/>
    </style:style>
    <style:style style:name="ce107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text-underline-style="none" style:font-name-asian="DejaVu Sans" style:font-size-asian="10pt" style:language-asian="none" style:country-asian="none" style:font-name-complex="Times New Roman" style:font-size-complex="10pt" style:language-complex="none" style:country-complex="none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Ubuntu" fo:font-size="10pt" style:font-name-asian="DejaVu Sans" style:font-size-asian="10pt" style:language-asian="none" style:country-asian="none" style:font-name-complex="Times New Roman" style:font-size-complex="10pt" style:language-complex="none" style:country-complex="none"/>
    </style:style>
    <style:style style:name="ce109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text-underline-style="none" style:font-size-asian="10pt" style:font-size-complex="10pt"/>
    </style:style>
    <style:style style:name="ce110" style:family="table-cell" style:parent-style-name="Default">
      <style:table-cell-properties fo:background-color="#c0c0c0"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Ubuntu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1" style:family="table-cell" style:parent-style-name="Default">
      <style:text-properties fo:color="#000000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Ubuntu" fo:font-size="10pt" style:font-size-asian="10pt" style:font-name-complex="Lohit Devanagari" style:font-size-complex="10pt"/>
    </style:style>
    <style:style style:name="ce113" style:family="table-cell" style:parent-style-name="Default">
      <style:text-properties style:font-name="Ubuntu" fo:font-size="10pt" style:font-size-asian="10pt" style:font-size-complex="10pt"/>
    </style:style>
    <style:style style:name="ce114" style:family="table-cell" style:parent-style-name="Default">
      <style:table-cell-properties fo:background-color="#ffff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font-weight="normal" fo:language="ru" fo:country="RU" style:language-asian="ar" style:country-asian="SA" style:font-name-asian="Times New Roman;serif" style:font-size-asian="16pt" style:font-weight-asian="normal" style:font-weight-complex="normal"/>
    </style:style>
    <style:style style:name="T2" style:family="text">
      <style:text-properties fo:font-weight="normal" style:language-asian="ar" style:country-asian="SA" style:font-name-asian="Times New Roman;serif" style:font-size-asian="16pt" style:font-weight-asian="normal" style:font-weight-complex="normal" fo:language="en" fo:country="US"/>
    </style:style>
    <style:style style:name="T3" style:family="text">
      <style:text-properties fo:font-weight="normal" style:language-asian="ar" style:country-asian="SA" style:font-name-asian="Times New Roman;serif" style:font-size-asian="16pt" style:font-weight-asian="normal" style:font-weight-complex="normal" fo:language="ru" fo:country="RU"/>
    </style:style>
    <style:style style:name="T4" style:family="text">
      <style:text-properties fo:color="#006600"/>
    </style:style>
    <style:style style:name="T5" style:family="text">
      <style:text-properties style:use-window-font-color="true" fo:language="ru" fo:country="RU" style:language-asian="zh" style:country-asian="CN" style:font-name-asian="Times New Roman;serif" style:font-name="Ubuntu" fo:font-size="10pt" style:font-size-asian="10pt" style:font-size-complex="10pt"/>
    </style:style>
    <style:style style:name="T6" style:family="text">
      <style:text-properties style:font-name="Ubuntu" fo:font-size="10pt" style:font-name-asian="Times New Roman;serif" style:font-size-asian="10pt" style:font-size-complex="10pt"/>
    </style:style>
    <style:style style:name="T7" style:family="text">
      <style:text-properties style:font-name="Ubuntu" fo:font-size="10pt" fo:language="en" fo:country="US" style:font-name-asian="Times New Roman;serif" style:font-size-asian="10pt" style:font-size-complex="10pt"/>
    </style:style>
    <style:style style:name="T8" style:family="text">
      <style:text-properties fo:language="en" fo:country="US" style:language-asian="zh" style:country-asian="CN" style:font-name-asian="Times New Roman;serif" style:font-size-asian="10pt" style:font-size-complex="10pt" style:use-window-font-color="true" style:font-name="Ubuntu" fo:font-size="10pt"/>
    </style:style>
    <style:style style:name="T9" style:family="text">
      <style:text-properties style:font-name-asian="Times New Roman;serif" style:font-size-asian="10pt" style:font-size-complex="10pt" style:font-name="Ubuntu" fo:font-size="10pt"/>
    </style:style>
    <style:style style:name="T10" style:family="text">
      <style:text-properties style:font-name-asian="Times New Roman;serif" style:font-size-asian="10pt" style:font-size-complex="10pt" style:font-name="Ubuntu" fo:font-size="10pt" style:use-window-font-color="true" style:language-asian="zh" style:country-asian="CN" fo:language="en" fo:country="US"/>
    </style:style>
    <style:style style:name="T11" style:family="text">
      <style:text-properties style:font-name-asian="Times New Roman;serif" style:font-size-asian="10pt" style:font-size-complex="10pt" style:font-name="Ubuntu" fo:font-size="10pt" style:use-window-font-color="true" fo:language="en" fo:country="US" style:language-asian="zh" style:country-asian="CN"/>
    </style:style>
    <style:style style:name="T12" style:family="text">
      <style:text-properties style:font-name="Ubuntu" fo:font-size="10pt" style:font-name-asian="Times New Roman;serif" style:font-size-asian="10pt" style:font-size-complex="10pt" style:use-window-font-color="true" fo:language="en" fo:country="US" style:language-asian="zh" style:country-asian="CN"/>
    </style:style>
    <style:style style:name="T13" style:family="text">
      <style:text-properties style:font-name="Ubuntu" fo:font-size="10pt" style:font-name-asian="Times New Roman;serif" style:font-size-asian="10pt" style:font-size-complex="10pt" style:language-asian="zh" style:country-asian="CN" style:use-window-font-color="true" fo:language="en" fo:country="US"/>
    </style:style>
    <style:style style:name="T14" style:family="text">
      <style:text-properties style:font-name="Ubuntu" fo:font-size="10pt" style:font-name-asian="Times New Roman;serif" style:font-size-asian="10pt" style:font-size-complex="10pt" fo:color="#ff0000" fo:language="en" fo:country="US" style:language-asian="zh" style:country-asian="CN"/>
    </style:style>
    <style:style style:name="T15" style:family="text">
      <style:text-properties style:font-name="Ubuntu" fo:font-size="10pt" style:font-name-asian="Times New Roman;serif" style:font-size-asian="10pt" style:font-size-complex="10pt" fo:color="#0070c0"/>
    </style:style>
    <style:style style:name="T16" style:family="text">
      <style:text-properties style:font-name="Ubuntu" fo:font-size="10pt" style:font-name-asian="Times New Roman;serif" style:font-size-asian="10pt" style:font-size-complex="10pt" style:use-window-font-color="true" fo:language="ru" fo:country="RU" style:language-asian="zh" style:country-asian="CN"/>
    </style:style>
    <style:style style:name="T17" style:family="text">
      <style:text-properties style:language-asian="zh" style:country-asian="CN" style:font-name-asian="Times New Roman;serif" style:font-size-asian="10pt" style:font-size-complex="10pt" style:use-window-font-color="true" style:font-name="Ubuntu" fo:font-size="10pt" fo:language="ru" fo:country="RU"/>
    </style:style>
    <style:style style:name="T18" style:family="text">
      <style:text-properties style:language-asian="zh" style:country-asian="CN" style:font-name-asian="Times New Roman;serif" style:font-size-asian="10pt" style:font-size-complex="10pt" style:font-name="Ubuntu" fo:font-size="10pt" fo:color="#ff0000" fo:language="en" fo:country="US"/>
    </style:style>
    <style:style style:name="T19" style:family="text">
      <style:text-properties style:language-asian="zh" style:country-asian="CN" style:font-name-asian="Times New Roman;serif" style:font-size-asian="10pt" style:font-size-complex="10pt" style:font-name="Ubuntu" fo:font-size="10pt" fo:language="en" fo:country="US" fo:color="#0070c0"/>
    </style:style>
    <style:style style:name="T20" style:family="text">
      <style:text-properties style:language-asian="zh" style:country-asian="CN" style:font-name-asian="Times New Roman;serif" style:font-size-asian="10pt" style:font-size-complex="10pt" style:font-name="Ubuntu" fo:font-size="10pt" style:use-window-font-color="true" fo:language="ru" fo:country="RU"/>
    </style:style>
    <style:style style:name="T21" style:family="text">
      <style:text-properties style:language-asian="zh" style:country-asian="CN" style:font-name-asian="Times New Roman;serif" style:font-size-asian="10pt" style:font-size-complex="10pt" style:font-name="Ubuntu" fo:font-size="10pt" fo:color="#0070c0" fo:language="en" fo:country="US"/>
    </style:style>
    <style:style style:name="T22" style:family="text">
      <style:text-properties style:use-window-font-color="true" style:font-name="Ubuntu" fo:font-size="10pt" fo:language="ru" fo:country="RU" style:language-asian="zh" style:country-asian="CN" style:font-name-asian="Times New Roman;serif" style:font-size-asian="10pt" style:font-size-complex="10pt"/>
    </style:style>
    <style:style style:name="T23" style:family="text">
      <style:text-properties style:use-window-font-color="true" style:font-name="Ubuntu" fo:font-size="10pt" style:language-asian="zh" style:country-asian="CN" style:font-name-asian="Times New Roman;serif" style:font-size-asian="10pt" style:font-size-complex="10pt" fo:language="en" fo:country="US"/>
    </style:style>
    <style:style style:name="T24" style:family="text">
      <style:text-properties style:use-window-font-color="true" style:font-name="Ubuntu" fo:font-size="10pt" style:language-asian="zh" style:country-asian="CN" style:font-name-asian="Times New Roman;serif" style:font-size-asian="10pt" style:font-size-complex="10pt" fo:language="ru" fo:country="RU"/>
    </style:style>
    <style:style style:name="T25" style:family="text">
      <style:text-properties fo:font-style="normal" style:font-weight-complex="normal" style:text-line-through-type="none" style:text-underline-style="none" style:text-underline-color="font-color" fo:font-weight="normal" style:text-overline-style="none" style:text-overline-color="font-color" style:language-asian="zh" style:country-asian="CN" style:font-name-asian="Times New Roman;serif" style:font-relief="none" style:text-emphasize="none" style:font-style-complex="normal" style:font-style-asian="normal" fo:text-shadow="none" style:text-line-through-mode="continuous" fo:language="en" fo:country="US" style:font-name="Ubuntu" style:font-name-complex="Lohit Devanagari" fo:font-size="10pt" style:language-complex="hi" style:country-complex="IN" style:font-size-asian="10pt" style:font-size-complex="10pt" style:font-weight-asian="normal" style:text-outline="false"/>
    </style:style>
    <style:style style:name="T26" style:family="text">
      <style:text-properties fo:font-style="normal" style:font-weight-complex="normal" style:text-line-through-type="none" style:text-underline-style="none" style:text-underline-color="font-color" fo:font-weight="normal" style:text-overline-style="none" style:text-overline-color="font-color" style:language-asian="zh" style:country-asian="CN" style:font-name-asian="Times New Roman;serif" style:font-relief="none" style:text-emphasize="none" style:font-style-complex="normal" style:font-style-asian="normal" fo:text-shadow="none" style:text-line-through-mode="continuous" style:font-name="Ubuntu" style:font-name-complex="Lohit Devanagari" fo:font-size="10pt" style:language-complex="hi" style:country-complex="IN" style:font-size-asian="10pt" style:font-size-complex="10pt" style:font-weight-asian="normal" style:text-outline="false" fo:language="ru" fo:country="RU"/>
    </style:style>
    <style:style style:name="T27" style:family="text">
      <style:text-properties fo:font-style="normal" style:font-weight-complex="normal" style:text-line-through-type="none" style:text-underline-style="none" style:text-underline-color="font-color" fo:font-weight="normal" style:text-overline-style="none" style:text-overline-color="font-color" style:language-asian="zh" style:country-asian="CN" style:font-name-asian="Times New Roman;serif" style:font-relief="none" style:text-emphasize="none" style:font-style-complex="normal" style:font-style-asian="normal" fo:text-shadow="none" style:text-line-through-mode="continuous" style:font-name="Ubuntu" style:font-name-complex="Lohit Devanagari" fo:font-size="10pt" style:language-complex="hi" style:country-complex="IN" style:font-size-asian="10pt" style:font-size-complex="10pt" style:font-weight-asian="normal" style:text-outline="false" fo:language="en" fo:country="US"/>
    </style:style>
    <style:style style:name="T28" style:family="text">
      <style:text-properties style:language-asian="zh" style:country-asian="CN" style:text-overline-style="none" style:text-overline-color="font-color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style:font-name="Ubuntu" style:font-name-asian="Times New Roman;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use-window-font-color="true"/>
    </style:style>
    <style:style style:name="T29" style:family="text">
      <style:text-properties style:language-asian="zh" style:country-asian="CN"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style:font-name="Ubuntu" style:font-name-asian="Times New Roman;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language="ru" fo:country="RU"/>
    </style:style>
    <style:style style:name="T30" style:family="text">
      <style:text-properties style:language-asian="zh" style:country-asian="CN"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style:font-name="Ubuntu" style:font-name-asian="Times New Roman;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use-window-font-color="true" fo:language="en" fo:country="US"/>
    </style:style>
    <style:style style:name="T31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imes New Roman;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10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use-window-font-color="true" style:font-name="Ubuntu" style:font-name-asian="Times New Roman;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10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Ubuntu" style:font-name-asian="Times New Roman;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34" style:family="text">
      <style:text-properties fo:font-size="10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Ubuntu" style:font-name-asian="Times New Roman;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5" style:family="text">
      <style:text-properties fo:font-size="10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Ubuntu" style:font-name-asian="Times New Roman;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70c0"/>
    </style:style>
    <style:style style:name="T36" style:family="text">
      <style:text-properties fo:font-size="10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name="Ubuntu" style:font-name-asian="Times New Roman;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70c0" fo:language="ru" fo:country="RU"/>
    </style:style>
    <style:style style:name="T37" style:family="text">
      <style:text-properties fo:font-size="10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name="Ubuntu" style:font-name-asian="Times New Roman;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language="en" fo:country="US"/>
    </style:style>
    <style:style style:name="T38" style:family="text">
      <style:text-properties fo:font-size="10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name="Ubuntu" style:font-name-asian="Times New Roman;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fo:color="#ff0000"/>
    </style:style>
    <style:style style:name="T39" style:family="text">
      <style:text-properties fo:font-size="10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name="Ubuntu" style:font-name-asian="Times New Roman;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style:use-window-font-color="true"/>
    </style:style>
    <style:style style:name="T40" style:family="text">
      <style:text-properties fo:font-size="10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name="Ubuntu" style:font-name-asian="Times New Roman;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fo:color="#0070c0"/>
    </style:style>
    <style:style style:name="T41" style:family="text">
      <style:text-properties style:font-name="Ubuntu" fo:font-size="10pt" fo:language="en" fo:country="US" style:language-asian="zh" style:country-asian="CN" style:font-name-asian="Times New Roman;serif" style:font-size-asian="10pt" style:font-size-complex="10pt" style:use-window-font-color="true"/>
    </style:style>
    <style:style style:name="T42" style:family="text">
      <style:text-properties style:font-name="Ubuntu" fo:font-size="10pt" fo:language="en" fo:country="US" style:language-asian="zh" style:country-asian="CN" style:font-name-asian="Times New Roman;serif" style:font-size-asian="10pt" style:font-size-complex="10pt" fo:color="#ff0000"/>
    </style:style>
    <style:style style:name="T43" style:family="text">
      <style:text-properties style:font-name="Ubuntu" fo:font-size="10pt" fo:language="en" fo:country="US" style:language-asian="zh" style:country-asian="CN" style:font-name-asian="Times New Roman;serif" style:font-size-asian="10pt" style:font-size-complex="10pt" fo:color="#0070c0"/>
    </style:style>
    <style:style style:name="T44" style:family="text">
      <style:text-properties style:font-name="Ubuntu" style:use-window-font-color="true" style:font-size-complex="10pt" style:font-size-asian="10pt" style:font-name-asian="Times New Roman;serif" style:language-asian="zh" style:country-asian="CN" fo:language="en" fo:country="US" fo:font-size="10pt"/>
    </style:style>
    <style:style style:name="T45" style:family="text">
      <style:text-properties style:font-name="Ubuntu" style:font-size-complex="10pt" style:font-size-asian="10pt" style:font-name-asian="Times New Roman;serif" style:language-asian="zh" style:country-asian="CN" fo:language="en" fo:country="US" fo:font-size="10pt" fo:color="#ff0000"/>
    </style:style>
    <style:style style:name="T46" style:family="text">
      <style:text-properties style:font-name="Ubuntu" style:font-size-complex="10pt" style:font-size-asian="10pt" style:font-name-asian="Times New Roman;serif" style:language-asian="zh" style:country-asian="CN" fo:language="en" fo:country="US" fo:font-size="10pt" style:use-window-font-color="true"/>
    </style:style>
    <style:style style:name="T47" style:family="text">
      <style:text-properties style:font-name="Ubuntu" style:font-size-complex="10pt" style:font-size-asian="10pt" style:font-name-asian="Times New Roman;serif" style:language-asian="zh" style:country-asian="CN" fo:language="en" fo:country="US" fo:font-size="10pt" fo:color="#0070c0"/>
    </style:style>
    <style:style style:name="T48" style:family="text">
      <style:text-properties style:font-name="Ubuntu" style:font-size-complex="10pt" style:font-size-asian="10pt" style:font-name-asian="Times New Roman;serif" style:language-asian="zh" style:country-asian="CN" fo:font-size="10pt" fo:color="#0070c0" fo:language="ru" fo:country="RU"/>
    </style:style>
    <style:style style:name="T49" style:family="text">
      <style:text-properties style:font-name="Ubuntu" style:font-size-complex="10pt" style:font-size-asian="10pt" style:font-name-asian="Times New Roman;serif" style:language-asian="zh" style:country-asian="CN" fo:font-size="10pt" style:use-window-font-color="true" fo:language="en" fo:country="US"/>
    </style:style>
    <style:style style:name="T50" style:family="text">
      <style:text-properties style:font-name="Ubuntu" style:font-size-complex="10pt" style:font-size-asian="10pt" style:font-name-asian="Times New Roman;serif" style:language-asian="zh" style:country-asian="CN" fo:font-size="10pt" fo:language="en" fo:country="US" fo:color="#ff0000"/>
    </style:style>
    <style:style style:name="T51" style:family="text">
      <style:text-properties style:font-name="Ubuntu" style:font-size-complex="10pt" style:font-size-asian="10pt" style:font-name-asian="Times New Roman;serif" style:language-asian="zh" style:country-asian="CN" fo:font-size="10pt" fo:language="en" fo:country="US" style:use-window-font-color="true"/>
    </style:style>
    <style:style style:name="T52" style:family="text">
      <style:text-properties style:font-name="Ubuntu" style:font-size-complex="10pt" style:font-size-asian="10pt" style:font-name-asian="Times New Roman;serif" style:language-asian="zh" style:country-asian="CN" fo:font-size="10pt" fo:language="en" fo:country="US" fo:color="#0070c0"/>
    </style:style>
    <style:style style:name="T53" style:family="text">
      <style:text-properties style:font-name="Ubuntu" style:font-size-complex="10pt" style:font-size-asian="10pt" style:font-name-asian="Times New Roman;serif" fo:font-size="10pt"/>
    </style:style>
    <style:style style:name="T54" style:family="text">
      <style:text-properties style:font-name="Ubuntu" style:font-size-complex="10pt" style:font-size-asian="10pt" style:font-name-asian="Times New Roman;serif" fo:font-size="10pt" style:use-window-font-color="true" fo:language="en" fo:country="US" style:language-asian="zh" style:country-asian="CN"/>
    </style:style>
    <style:style style:name="T55" style:family="text">
      <style:text-properties fo:language="en" fo:country="US" style:language-asian="zh" style:country-asian="CN" style:font-name-asian="Times New Roman;serif" style:font-size-asian="10pt" style:font-size-complex="10pt" style:font-name="Ubuntu" fo:font-size="10pt" fo:color="#ff0000"/>
    </style:style>
    <style:style style:name="T56" style:family="text">
      <style:text-properties fo:language="en" fo:country="US" style:language-asian="zh" style:country-asian="CN" style:font-name-asian="Times New Roman;serif" style:font-size-asian="10pt" style:font-size-complex="10pt" style:font-name="Ubuntu" fo:font-size="10pt" style:use-window-font-color="true"/>
    </style:style>
    <style:style style:name="T57" style:family="text">
      <style:text-properties fo:language="en" fo:country="US" style:language-asian="zh" style:country-asian="CN" style:font-name-asian="Times New Roman;serif" style:font-size-asian="10pt" style:font-size-complex="10pt" style:font-name="Ubuntu" fo:font-size="10pt" fo:color="#0070c0"/>
    </style:style>
    <style:style style:name="T58" style:family="text">
      <style:text-properties style:font-size-asian="10pt" style:font-size-complex="10pt" style:font-name="Ubuntu" fo:font-size="10pt" style:font-name-asian="Times New Roman;serif"/>
    </style:style>
    <style:style style:name="T59" style:family="text">
      <style:text-properties style:font-size-asian="10pt" style:font-size-complex="10pt" style:font-name="Ubuntu" fo:font-size="10pt" style:font-name-asian="Times New Roman;serif" style:use-window-font-color="true" fo:language="en" fo:country="US" style:language-asian="zh" style:country-asian="CN"/>
    </style:style>
    <style:style style:name="T60" style:family="text">
      <style:text-properties style:font-size-asian="10pt" style:font-size-complex="10pt" style:font-name="Ubuntu" fo:font-size="10pt" style:font-name-asian="Times New Roman;serif" fo:color="#ff0000" fo:language="en" fo:country="US" style:language-asian="zh" style:country-asian="CN"/>
    </style:style>
    <style:style style:name="T61" style:family="text">
      <style:text-properties style:font-size-asian="10pt" style:font-size-complex="10pt" style:font-name="Ubuntu" fo:font-size="10pt" style:font-name-asian="Times New Roman;serif" fo:color="#0070c0" fo:language="en" fo:country="US" style:language-asian="zh" style:country-asian="CN"/>
    </style:style>
    <style:style style:name="T62" style:family="text">
      <style:text-properties style:font-name="Ubuntu" fo:font-size="10pt" fo:language="en" fo:country="US" style:font-name-asian="Times New Roman;serif" style:font-size-asian="10pt" style:font-size-complex="10pt" fo:color="#0070c0" style:language-asian="zh" style:country-asian="CN"/>
    </style:style>
    <style:style style:name="T63" style:family="text">
      <style:text-properties fo:color="#0070c0" style:font-name="Ubuntu" fo:font-size="10pt" fo:language="en" fo:country="US" style:language-asian="zh" style:country-asian="CN" style:font-name-asian="Times New Roman;serif" style:font-size-asian="10pt" style:font-size-complex="10pt"/>
    </style:style>
    <style:style style:name="T64" style:family="text">
      <style:text-properties style:font-name="Ubuntu" fo:font-size="10pt" fo:language="en" fo:country="US" style:font-name-asian="Times New Roman;serif" style:font-size-asian="10pt" style:font-size-complex="10pt" fo:color="#ff0000" style:language-asian="zh" style:country-asian="CN"/>
    </style:style>
    <style:style style:name="T65" style:family="text">
      <style:text-properties style:font-name="Ubuntu" fo:font-size="10pt" fo:language="en" fo:country="US" style:font-name-asian="Times New Roman;serif" style:font-size-asian="10pt" style:font-size-complex="10pt" fo:color="#c45911" style:language-asian="zh" style:country-asian="CN"/>
    </style:style>
    <style:style style:name="T66" style:family="text">
      <style:text-properties style:font-name="Calibri" fo:font-size="11pt" style:font-size-asian="11pt"/>
    </style:style>
    <style:style style:name="T67" style:family="text">
      <style:text-properties style:font-name="Calibri" fo:font-size="11pt" style:font-size-asian="11pt" style:use-window-font-color="true" fo:language="en" fo:country="US" style:language-asian="zh" style:country-asian="CN" style:font-name-asian="Times New Roman;serif"/>
    </style:style>
    <style:style style:name="T68" style:family="text">
      <style:text-properties style:font-name="Calibri" fo:font-size="11pt" style:font-size-asian="11pt" style:use-window-font-color="true" style:language-asian="zh" style:country-asian="CN" style:font-name-asian="Times New Roman;serif" fo:language="ru" fo:country="RU"/>
    </style:style>
    <style:style style:name="T69" style:family="text">
      <style:text-properties fo:color="#538135" style:font-name="Calibri" fo:font-size="11pt" fo:font-style="italic" style:font-name-asian="Times New Roman;serif" style:font-size-asian="11pt" style:font-style-asian="italic" style:font-style-complex="italic"/>
    </style:style>
    <style:style style:name="T70" style:family="text">
      <style:text-properties fo:color="#538135" style:font-name="Calibri" fo:font-size="11pt" fo:font-style="italic" style:font-name-asian="Times New Roman;serif" style:font-size-asian="11pt" style:font-style-asian="italic" style:font-style-complex="italic" fo:language="en" fo:country="US" style:language-asian="zh" style:country-asian="CN"/>
    </style:style>
    <style:style style:name="T7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none" style:country-complex="none" style:font-name-asian="Times New Roman;serif" style:font-name-complex="DejaVu Sans" style:font-size-asian="11pt" style:font-size-complex="6.80000019073486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72" style:family="text">
      <style:text-properties fo:font-style="italic" style:font-name-asian="Times New Roman;serif" style:font-size-asian="11pt" style:font-style-asian="italic" style:font-style-complex="italic"/>
    </style:style>
    <style:style style:name="T73" style:family="text">
      <style:text-properties fo:font-style="italic" style:font-name-asian="Times New Roman;serif" style:font-size-asian="11pt" style:font-style-asian="italic" style:font-style-complex="italic" fo:language="en" fo:country="US" style:language-asian="zh" style:country-asian="CN"/>
    </style:style>
    <style:style style:name="T74" style:family="text">
      <style:text-properties fo:font-style="normal" style:font-name-asian="Times New Roman;serif" style:font-size-asian="11pt" style:font-style-asian="normal" style:font-style-complex="normal"/>
    </style:style>
    <style:style style:name="T75" style:family="text">
      <style:text-properties fo:font-style="normal" style:font-name-asian="Times New Roman;serif" style:font-size-asian="11pt" style:font-style-asian="normal" style:font-style-complex="normal" fo:language="en" fo:country="US" style:language-asian="zh" style:country-asian="CN"/>
    </style:style>
    <style:style style:name="T76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fo:color="#538135" style:font-name="Ubuntu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Times New Roman;serif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78" style:family="text">
      <style:text-properties fo:color="#000000" style:font-name="Ubuntu" fo:language="en" fo:country="US"/>
    </style:style>
    <style:style style:name="T79" style:family="text">
      <style:text-properties fo:color="#000000" fo:language="en" fo:country="US" style:language-asian="hi" style:country-asian="IN" style:font-name-asian="Lohit Devanagari" style:font-size-asian="12pt" style:font-size-complex="12pt"/>
    </style:style>
    <style:style style:name="T80" style:family="text">
      <style:text-properties fo:color="#000000"/>
    </style:style>
    <style:style style:name="T81" style:family="text">
      <style:text-properties fo:color="#000000" fo:language="en" fo:country="US"/>
    </style:style>
    <style:style style:name="T82" style:family="text">
      <style:text-properties fo:color="#ff0000"/>
    </style:style>
    <style:style style:name="T83" style:family="text">
      <style:text-properties style:font-name-asian="DejaVu Sans" style:font-size-complex="10pt" fo:font-size="10pt"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complex="DejaVu Sans" style:font-weight-asian="normal" style:font-weight-complex="normal" style:font-style-asian="normal" style:font-style-complex="normal" style:text-emphasize="none" style:font-relief="none" style:text-overline-style="none" style:text-overline-color="font-color" style:font-name="Ubuntu" style:font-size-asian="10pt"/>
    </style:style>
    <style:style style:name="T84" style:family="text">
      <style:text-properties fo:language="en" fo:country="US"/>
    </style:style>
    <style:style style:name="T85" style:family="text">
      <style:text-properties fo:color="#ff0000" fo:language="en" fo:country="US"/>
    </style:style>
    <style:style style:name="T86" style:family="text">
      <style:text-properties fo:language="en" fo:country="US" fo:color="#000000"/>
    </style:style>
    <style:style style:name="T87" style:family="text">
      <style:text-properties fo:color="#ff0000" fo:font-size="12pt" fo:language="en" fo:country="US"/>
    </style:style>
    <style:style style:name="T88" style:family="text">
      <style:text-properties fo:font-size="12pt" fo:language="en" fo:country="US" fo:color="#000000"/>
    </style:style>
    <style:style style:name="T89" style:family="text">
      <style:text-properties fo:color="#ff0000" fo:font-size="12pt"/>
    </style:style>
    <style:style style:name="T90" style:family="text">
      <style:text-properties fo:color="#cc0000" fo:font-size="12pt" fo:language="en" fo:country="US"/>
    </style:style>
    <style:style style:name="T91" style:family="text">
      <style:text-properties fo:color="#000000" fo:font-size="12pt" fo:language="en" fo:country="US"/>
    </style:style>
    <style:style style:name="T92" style:family="text">
      <style:text-properties fo:color="#000000" fo:font-size="12pt"/>
    </style:style>
    <style:style style:name="T93" style:family="text">
      <style:text-properties fo:language="en" fo:country="US" fo:color="#ff0000"/>
    </style:style>
    <style:style style:name="T94" style:family="text">
      <style:text-properties style:font-name-asian="Lohit Devanagari" style:font-size-asian="24pt" style:font-weight-asian="bold"/>
    </style:style>
    <style:style style:name="T95" style:family="text">
      <style:text-properties style:font-name-asian="Lohit Devanagari" style:font-size-asian="24pt" style:font-weight-asian="bold" fo:language="en" fo:country="US"/>
    </style:style>
    <style:style style:name="T96" style:family="text">
      <style:text-properties style:text-overline-style="none" style:text-overline-color="font-color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97" style:family="text">
      <style:text-properties style:text-overline-style="none" style:text-overline-color="font-color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ru" fo:country="RU"/>
    </style:style>
    <style:style style:name="T98" style:family="text">
      <style:text-properties style:text-overline-style="none" style:text-overline-color="font-color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en" fo:country="US"/>
    </style:style>
    <style:style style:name="T99" style:family="text">
      <style:text-properties style:text-overline-style="none" style:text-overline-color="font-color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00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style:font-name="Ubuntu" style:language-complex="hi" style:country-complex="I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9966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Ubuntu" style:language-complex="hi" style:country-complex="I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03" style:family="text">
      <style:text-properties fo:color="#c55a11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Ubuntu" style:language-complex="hi" style:country-complex="I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c55a11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Ubuntu" style:language-complex="hi" style:country-complex="IN"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language="en" fo:country="US"/>
    </style:style>
    <style:style style:name="T106" style:family="text">
      <style:text-properties style:use-window-font-color="true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text-overline-style="none" style:text-overline-color="font-color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use-window-font-color="true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08" style:family="text">
      <style:text-properties style:text-overline-style="none" style:text-overline-color="font-color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use-window-font-color="true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en" fo:country="US"/>
    </style:style>
    <style:style style:name="T109" style:family="text">
      <style:text-properties fo:font-size="12pt" fo:language="en" fo:country="US" fo:color="#00b0f0"/>
    </style:style>
    <style:style style:name="T110" style:family="text">
      <style:text-properties fo:font-size="12pt" fo:language="en" fo:country="US" fo:color="#ff0000"/>
    </style:style>
    <style:style style:name="T111" style:family="text">
      <style:text-properties fo:font-size="12pt" fo:color="#ff0000"/>
    </style:style>
    <style:style style:name="T112" style:family="text">
      <style:text-properties fo:font-size="12pt" fo:color="#000000" fo:language="en" fo:country="US"/>
    </style:style>
    <style:style style:name="T113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Ubuntu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14" style:family="text">
      <style:text-properties fo:color="#000000" style:font-name="Ubuntu" fo:font-size="10pt" style:font-size-asian="10pt" style:font-size-complex="10pt"/>
    </style:style>
    <style:style style:name="T1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style:language-asian="none" style:country-asian="none" style:font-size-asian="10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DejaVu Sans" style:language-complex="none" style:country-complex="none" style:font-name-asian="DejaVu Sans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size-complex="10pt"/>
    </style:style>
    <style:style style:name="T117" style:family="text">
      <style:text-properties style:font-weight-complex="normal" style:text-outline="false" style:font-weight-asian="normal" style:font-size-complex="12pt" style:language-asian="none" style:country-asian="none" style:font-name-asian="DejaVu Sans" fo:font-weight="normal" fo:color="#000000" fo:language="ru" fo:country="RU" style:text-line-through-mode="continuous" fo:text-shadow="none" style:font-style-complex="normal" style:text-emphasize="none" style:font-relief="none" style:text-overline-style="none" style:text-overline-color="font-color" style:language-complex="none" style:country-complex="none" style:font-size-asian="10pt" style:text-underline-style="none" style:text-underline-color="font-color" style:text-line-through-type="none" fo:font-style="normal" style:font-style-asian="normal"/>
    </style:style>
    <style:style style:name="T118" style:family="text">
      <style:text-properties style:font-weight-complex="normal" style:text-outline="false" style:font-weight-asian="normal" style:font-size-complex="12pt" style:language-asian="none" style:country-asian="none" style:font-name-asian="DejaVu Sans" fo:font-weight="normal" fo:color="#000000" style:text-line-through-mode="continuous" fo:text-shadow="none" style:font-style-complex="normal" style:text-emphasize="none" style:font-relief="none" style:text-overline-style="none" style:text-overline-color="font-color" style:language-complex="none" style:country-complex="none" style:font-size-asian="10pt" style:text-underline-style="none" style:text-underline-color="font-color" style:text-line-through-type="none" fo:font-style="normal" style:font-style-asian="normal" fo:language="en" fo:country="US"/>
    </style:style>
    <style:style style:name="T119" style:family="text">
      <style:text-properties style:font-weight-complex="normal" style:text-outline="false" style:font-weight-asian="normal" style:font-size-complex="12pt" style:language-asian="none" style:country-asian="none" style:font-name-asian="DejaVu Sans" fo:font-weight="normal" fo:color="#000000" style:text-line-through-mode="continuous" fo:text-shadow="none" style:font-style-complex="normal" style:text-emphasize="none" style:font-relief="none" style:text-overline-style="none" style:text-overline-color="font-color" style:language-complex="none" style:country-complex="none" style:font-size-asian="10pt" style:text-underline-style="none" style:text-underline-color="font-color" style:text-line-through-type="none" fo:font-style="normal" style:font-style-asian="normal" fo:language="ru" fo:country="RU"/>
    </style:style>
    <style:style style:name="T120" style:family="text">
      <style:text-properties style:font-weight-complex="normal" style:text-outline="false" style:font-weight-asian="normal" style:font-size-complex="12pt" style:language-asian="none" style:country-asian="none" style:font-name-asian="DejaVu Sans" fo:font-weight="normal" style:text-line-through-mode="continuous" fo:text-shadow="none" style:font-style-complex="normal" style:text-emphasize="none" style:font-relief="none" style:text-overline-style="none" style:text-overline-color="font-color" style:language-complex="none" style:country-complex="none" style:font-size-asian="10pt" style:text-underline-style="none" style:text-underline-color="font-color" style:text-line-through-type="none" fo:font-style="normal" style:font-style-asian="normal" fo:color="#ff0000" fo:language="en" fo:country="US"/>
    </style:style>
    <style:style style:name="T121" style:family="text">
      <style:text-properties style:font-weight-complex="normal" style:text-outline="false" style:font-weight-asian="normal" style:font-size-complex="12pt" style:language-asian="none" style:country-asian="none" style:font-name-asian="DejaVu Sans" fo:font-weight="normal" style:text-line-through-mode="continuous" fo:text-shadow="none" style:font-style-complex="normal" style:text-emphasize="none" style:font-relief="none" style:text-overline-style="none" style:text-overline-color="font-color" style:language-complex="none" style:country-complex="none" style:font-size-asian="10pt" style:text-underline-style="none" style:text-underline-color="font-color" style:text-line-through-type="none" fo:font-style="normal" style:font-style-asian="normal" fo:color="#2f5597" fo:language="ru" fo:country="RU"/>
    </style:style>
    <style:style style:name="T122" style:family="text">
      <style:text-properties style:font-weight-complex="normal" style:text-outline="false" style:font-weight-asian="normal" style:font-size-complex="12pt" style:language-asian="none" style:country-asian="none" style:font-name-asian="DejaVu Sans" fo:font-weight="normal" style:text-line-through-mode="continuous" fo:text-shadow="none" style:font-style-complex="normal" style:text-emphasize="none" style:font-relief="none" style:text-overline-style="none" style:text-overline-color="font-color" style:language-complex="none" style:country-complex="none" style:font-size-asian="10pt" style:text-underline-style="none" style:text-underline-color="font-color" style:text-line-through-type="none" fo:font-style="normal" style:font-style-asian="normal" fo:color="#2f5597" fo:language="en" fo:country="US"/>
    </style:style>
    <style:style style:name="T123" style:family="text">
      <style:text-properties style:font-weight-complex="normal" style:text-outline="false" style:font-weight-asian="normal" style:font-size-complex="12pt" style:language-asian="none" style:country-asian="none" style:font-name-asian="DejaVu Sans" fo:font-weight="normal" style:text-line-through-mode="continuous" fo:text-shadow="none" style:font-style-complex="normal" style:text-emphasize="none" style:font-relief="none" style:text-overline-style="none" style:text-overline-color="font-color" style:language-complex="none" style:country-complex="none" style:font-size-asian="10pt" style:text-underline-style="none" style:text-underline-color="font-color" style:text-line-through-type="none" fo:font-style="normal" style:font-style-asian="normal" fo:language="ru" fo:country="RU" fo:color="#000000"/>
    </style:style>
    <style:style style:name="T124" style:family="text">
      <style:text-properties style:font-weight-complex="normal" style:text-outline="false" style:font-weight-asian="normal" style:font-size-complex="12pt" style:language-asian="none" style:country-asian="none" style:font-name-asian="DejaVu Sans" fo:font-weight="normal" style:text-line-through-mode="continuous" fo:text-shadow="none" style:font-style-complex="normal" style:text-emphasize="none" style:font-relief="none" style:text-overline-style="none" style:text-overline-color="font-color" style:language-complex="none" style:country-complex="none" style:font-size-asian="10pt" style:text-underline-style="none" style:text-underline-color="font-color" style:text-line-through-type="none" fo:font-style="normal" style:font-style-asian="normal" fo:color="#000000" fo:language="en" fo:country="US"/>
    </style:style>
    <style:style style:name="T125" style:family="text">
      <style:text-properties style:font-weight-complex="normal" style:text-outline="false" style:font-weight-asian="normal" style:font-size-complex="12pt" style:language-asian="none" style:country-asian="none" style:font-name-asian="DejaVu Sans" fo:font-weight="normal" style:text-line-through-mode="continuous" fo:text-shadow="none" style:font-style-complex="normal" style:text-emphasize="none" style:font-relief="none" style:text-overline-style="none" style:text-overline-color="font-color" style:language-complex="none" style:country-complex="none" style:font-size-asian="10pt" style:text-underline-style="none" style:text-underline-color="font-color" style:text-line-through-type="none" fo:font-style="normal" style:font-style-asian="normal" fo:color="#000000" fo:language="ru" fo:country="RU"/>
    </style:style>
    <style:style style:name="T126" style:family="text">
      <style:text-properties style:font-size-complex="12pt"/>
    </style:style>
    <style:style style:name="T127" style:family="text">
      <style:text-properties style:font-size-complex="12pt" fo:language="en" fo:country="US"/>
    </style:style>
    <style:style style:name="T128" style:family="text">
      <style:text-properties style:font-size-asian="11pt" style:font-size-complex="11pt"/>
    </style:style>
    <style:style style:name="T129" style:family="text">
      <style:text-properties style:font-size-asian="11pt" style:font-size-complex="11pt" fo:language="en" fo:country="US"/>
    </style:style>
    <style:style style:name="T130" style:family="text">
      <style:text-properties fo:color="#000000" style:font-size-asian="11pt" style:font-size-complex="11pt"/>
    </style:style>
    <style:style style:name="T131" style:family="text">
      <style:text-properties style:font-size-asian="11pt" style:font-size-complex="11pt" fo:color="#ff0000" fo:language="en" fo:country="US"/>
    </style:style>
    <style:style style:name="T132" style:family="text">
      <style:text-properties style:font-size-asian="11pt" style:font-size-complex="11pt" fo:color="#000000"/>
    </style:style>
    <style:style style:name="T133" style:family="text">
      <style:text-properties fo:color="#000000" fo:font-size="11pt" style:font-size-asian="11pt" style:font-size-complex="11pt"/>
    </style:style>
    <style:style style:name="T134" style:family="text">
      <style:text-properties fo:font-size="11pt" style:font-size-asian="11pt" style:font-size-complex="11pt" fo:color="#7030a0" fo:language="en" fo:country="US"/>
    </style:style>
    <style:style style:name="T135" style:family="text">
      <style:text-properties fo:color="#7030a0" fo:font-size="12pt"/>
    </style:style>
    <style:style style:name="T136" style:family="text">
      <style:text-properties style:font-size-asian="11pt" style:font-size-complex="11pt" fo:color="#000000" fo:font-size="11pt"/>
    </style:style>
    <style:style style:name="T137" style:family="text">
      <style:text-properties style:font-size-asian="11pt" style:font-size-complex="11pt" fo:font-size="11pt" fo:language="en" fo:country="US" fo:color="#7030a0"/>
    </style:style>
    <style:style style:name="T138" style:family="text">
      <style:text-properties fo:color="#000000" style:font-size-complex="11pt" style:font-size-asian="11pt" fo:font-size="11pt"/>
    </style:style>
    <style:style style:name="T139" style:family="text">
      <style:text-properties style:font-size-complex="11pt" style:font-size-asian="11pt" fo:font-size="11pt" fo:color="#ff0000" fo:language="en" fo:country="US"/>
    </style:style>
    <style:style style:name="T140" style:family="text">
      <style:text-properties fo:font-size="11pt" style:font-size-asian="11pt" style:font-size-complex="11pt" fo:color="#ff0000" fo:language="en" fo:country="US"/>
    </style:style>
    <style:style style:name="T141" style:family="text">
      <style:text-properties fo:font-size="11pt" style:font-size-asian="11pt" style:font-size-complex="11pt" fo:color="#000000"/>
    </style:style>
    <style:style style:name="T142" style:family="text">
      <style:text-properties fo:color="#7030a0" fo:font-size="11pt" fo:language="en" fo:country="US" style:font-size-asian="11pt" style:font-size-complex="11pt"/>
    </style:style>
    <style:style style:name="T143" style:family="text">
      <style:text-properties fo:font-size="11pt" style:font-size-asian="11pt" style:font-size-complex="11pt"/>
    </style:style>
    <style:style style:name="T144" style:family="text">
      <style:text-properties fo:font-size="12pt"/>
    </style:style>
    <style:style style:name="T145" style:family="text">
      <style:text-properties fo:font-size="11pt" fo:language="en" fo:country="US" style:font-size-asian="11pt" style:font-size-complex="11pt"/>
    </style:style>
    <style:style style:name="T146" style:family="text">
      <style:text-properties fo:color="#000000" fo:font-size="11pt" style:font-size-asian="11pt" style:font-size-complex="11pt" fo:language="en" fo:country="US"/>
    </style:style>
    <style:style style:name="T147" style:family="text">
      <style:text-properties style:font-weight-asian="bold" style:font-weight-complex="bold" fo:font-size="11pt" fo:font-weight="bold" style:font-size-asian="11pt" style:font-size-complex="11pt"/>
    </style:style>
    <style:style style:name="T148" style:family="text">
      <style:text-properties style:font-size-asian="11pt" style:font-size-complex="11pt" fo:font-size="11pt"/>
    </style:style>
    <style:style style:name="T149" style:family="text">
      <style:text-properties style:font-size-asian="11pt" style:font-size-complex="11pt" fo:font-size="11pt" fo:language="en" fo:country="US"/>
    </style:style>
    <style:style style:name="T150" style:family="text">
      <style:text-properties fo:font-size="11pt" style:font-size-asian="11pt" style:font-size-complex="11pt" fo:language="en" fo:country="US"/>
    </style:style>
    <style:style style:name="T151" style:family="text">
      <style:text-properties style:font-size-complex="11pt" fo:color="#7030a0" fo:font-size="12pt" fo:language="en" fo:country="US"/>
    </style:style>
    <style:style style:name="T152" style:family="text">
      <style:text-properties fo:font-size="12pt" fo:color="#000000"/>
    </style:style>
    <style:style style:name="T153" style:family="text">
      <style:text-properties fo:color="#7030a0" fo:font-size="12pt" fo:language="en" fo:country="US" style:font-size-complex="11pt"/>
    </style:style>
    <style:style style:name="T154" style:family="text">
      <style:text-properties style:font-size-complex="11pt" fo:color="#000000" fo:font-size="11pt" style:font-size-asian="11pt"/>
    </style:style>
    <style:style style:name="T155" style:family="text">
      <style:text-properties fo:color="#000000" style:font-size-complex="11pt" fo:font-size="11pt" style:font-size-asian="11pt"/>
    </style:style>
    <style:style style:name="T156" style:family="text">
      <style:text-properties style:font-size-complex="11pt" fo:color="#7030a0" fo:language="en" fo:country="US" fo:font-size="12pt"/>
    </style:style>
    <style:style style:name="T157" style:family="text">
      <style:text-properties style:text-underline-style="none" style:text-underline-color="font-color" style:text-overline-style="none" style:text-ov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fo:font-weight="normal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font-name-complex="Lohit Devanagari"/>
    </style:style>
    <style:style style:name="T158" style:family="text">
      <style:text-properties style:text-underline-style="none" style:text-underline-color="font-color" style:text-overline-style="none" style:text-ov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fo:font-weight="normal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font-name-complex="Lohit Devanagari" fo:language="en" fo:country="US"/>
    </style:style>
    <style:style style:name="T159" style:family="text">
      <style:text-properties style:text-underline-style="none" style:text-underline-color="font-color" style:text-overline-style="none" style:text-ov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fo:font-weight="normal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font-name-complex="Lohit Devanagari" fo:language="ru" fo:country="RU"/>
    </style:style>
    <style:style style:name="T160" style:family="text">
      <style:text-properties style:font-weight-complex="normal" style:font-relief="none" style:font-style-complex="normal" style:font-size-complex="10pt" style:font-name-complex="Lohit Devanagari" style:language-complex="hi" style:country-complex="IN" fo:language="ru" fo:country="RU" fo:text-shadow="none" fo:font-style="normal" style:text-underline-style="none" style:text-underline-color="font-color" fo:font-size="10pt" style:font-name="Ubuntu" fo:color="#000000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TML" table:style-name="ta1">
        <table:table-column table:style-name="co1" table:default-cell-style-name="ce37"/>
        <table:table-column table:style-name="co2" table:default-cell-style-name="ce37"/>
        <table:table-column table:style-name="co3" table:number-columns-repeated="1022" table:default-cell-style-name="ce37"/>
        <table:table-row table:style-name="ro1">
          <table:table-cell table:style-name="ce1" office:value-type="string" calcext:value-type="string">
            <text:p>Блочные элементы (занимают всю ширину страницы).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&lt;div&gt;… &lt;/div&gt;</text:p>
          </table:table-cell>
          <table:table-cell table:style-name="ce2" office:value-type="string" calcext:value-type="string">
            <text:p>блок, который может содержать что угодно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&lt;p&gt;&lt;/p&gt;</text:p>
          </table:table-cell>
          <table:table-cell table:style-name="ce2" office:value-type="string" calcext:value-type="string">
            <text:p>блок абзаца, отображается так, как требуют атрибуты и правила HTML, например, только с 1 пробелом между словами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&lt;pre&gt;&lt;/pre&gt;</text:p>
          </table:table-cell>
          <table:table-cell table:style-name="ce2" office:value-type="string" calcext:value-type="string">
            <text:p>блок отформатирвоанного текста, показыает текст со всеми переносами строк, пробелами, заданными в коде, моноширинным шрифтом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&lt;blockquote&gt;&lt;/blockquote&gt;</text:p>
          </table:table-cell>
          <table:table-cell table:style-name="ce2" office:value-type="string" calcext:value-type="string">
            <text:p>абзац цитаты, 8-пиксельный отступ слев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&lt;h1&gt;&lt;/h1&gt;</text:p>
          </table:table-cell>
          <table:table-cell table:style-name="ce2" office:value-type="string" calcext:value-type="string">
            <text:p>абзац заголовка 1 уровня.  Всего уровней 6. </text:p>
            <text:p>h1  - 1 на странице,  </text:p>
            <text:p>h2 - 2-4 штуки, </text:p>
            <text:p>h3 - 4-8 штук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&lt;hr/&gt;</text:p>
          </table:table-cell>
          <table:table-cell table:style-name="ce2" office:value-type="string" calcext:value-type="string">
            <text:p>горизонтальная линия. Horizontal ru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&lt;br/&gt;</text:p>
          </table:table-cell>
          <table:table-cell table:style-name="ce2" office:value-type="string" calcext:value-type="string">
            <text:p>перенос строки. Break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атрибуты блочных элементов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dir="rtl"</text:p>
          </table:table-cell>
          <table:table-cell table:style-name="ce4" office:value-type="string" calcext:value-type="string">
            <text:p>выравнивание справа</text:p>
          </table:table-cell>
          <table:table-cell table:number-columns-repeated="1022"/>
        </table:table-row>
        <table:table-row table:style-name="ro1" table:number-rows-repeated="7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6" office:value-type="string" calcext:value-type="string">
            <text:p>Теги физической разметки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&lt;b&gt;&lt;/b&gt;</text:p>
          </table:table-cell>
          <table:table-cell table:style-name="ce4" office:value-type="string" calcext:value-type="string">
            <text:p>жирное начертание текста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&lt;i&gt;&lt;/i&gt;</text:p>
          </table:table-cell>
          <table:table-cell table:style-name="ce4" office:value-type="string" calcext:value-type="string">
            <text:p>курсив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&lt;s&gt;&lt;/s&gt; </text:p>
          </table:table-cell>
          <table:table-cell table:style-name="ce4" office:value-type="string" calcext:value-type="string">
            <text:p>перечеркнутый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bdo dir="rtl"&gt; &lt;bdo/&gt;</text:p>
          </table:table-cell>
          <table:table-cell table:style-name="ce4" office:value-type="string" calcext:value-type="string">
            <text:p>разворачивает содержимое задом наперёд (Дом - моД)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&lt;small&gt;&lt;/small&gt;</text:p>
          </table:table-cell>
          <table:table-cell table:style-name="ce4" office:value-type="string" calcext:value-type="string">
            <text:p>размер на 1 единицу меньше (размер от 1 до 7, по умолчанию: 3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big&gt;&lt;/big&gt;</text:p>
          </table:table-cell>
          <table:table-cell table:style-name="ce4" office:value-type="string" calcext:value-type="string">
            <text:p>размер на 1 единицу больше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sup&gt;&lt;/sup&gt;</text:p>
          </table:table-cell>
          <table:table-cell table:style-name="ce4" office:value-type="string" calcext:value-type="string">
            <text:p>верхний индекс (можно запомнить по кружку сверху)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sub&gt;&lt;/sub&gt;</text:p>
          </table:table-cell>
          <table:table-cell table:style-name="ce4" office:value-type="string" calcext:value-type="string">
            <text:p>нижний индекс (можно запомнить по кружку снизу)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eter&gt;&lt;/meter&gt;</text:p>
          </table:table-cell>
          <table:table-cell table:style-name="ce8" office:value-type="string" calcext:value-type="string">
            <text:p>вывод значения из известного диапазона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progress&gt;&lt;/progress&gt;</text:p>
          </table:table-cell>
          <table:table-cell table:style-name="ce8" office:value-type="string" calcext:value-type="string">
            <text:p>отображение прогресса завершённости</text:p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4">
          <table:table-cell table:style-name="ce4" office:value-type="string" calcext:value-type="string">
            <text:p>&lt;span&gt;&lt;/span&gt;</text:p>
          </table:table-cell>
          <table:table-cell table:style-name="ce4" office:value-type="string" calcext:value-type="string">
            <text:p>выделяет текст для стилевого оформления с помощью CSS</text:p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 table:number-rows-repeated="2">
          <table:table-cell table:style-name="ce9" table:number-columns-repeated="2"/>
          <table:table-cell table:number-columns-repeated="1022"/>
        </table:table-row>
        <table:table-row table:style-name="ro1">
          <table:table-cell table:style-name="ce6" office:value-type="string" calcext:value-type="string">
            <text:p><text:span text:style-name="T1">Семантические</text:span><text:span text:style-name="T2"> </text:span><text:span text:style-name="T3">тэги</text:span></text:p>
          </table:table-cell>
          <table:table-cell table:style-name="ce38"/>
          <table:table-cell table:number-columns-repeated="1022"/>
        </table:table-row>
        <table:table-row table:style-name="ro1">
          <table:table-cell table:style-name="ce7" office:value-type="string" calcext:value-type="string">
            <text:p>&lt;footer&gt;&lt;/footer&gt;, <text:s/>&lt;header&gt;&lt;/header&gt;, <text:s/>&lt;main&gt;&lt;/main&gt;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&lt;article&gt;&lt;/article&gt;</text:p>
          </table:table-cell>
          <table:table-cell table:style-name="ce4" office:value-type="string" calcext:value-type="string">
            <text:p>самодостаточный по смыслу текст, статья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aside&gt;&lt;/aside&gt; </text:p>
          </table:table-cell>
          <table:table-cell table:style-name="ce4" office:value-type="string" calcext:value-type="string">
            <text:p>контент, стоящий в стороне от родительского 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&lt;nav&gt;&lt;/nav&gt;</text:p>
          </table:table-cell>
          <table:table-cell table:style-name="ce4" office:value-type="string" calcext:value-type="string">
            <text:p>тэг для группировки ссылок навигации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&lt;section&gt;&lt;/section&gt;</text:p>
          </table:table-cell>
          <table:table-cell table:style-name="ce18" office:value-type="string" calcext:value-type="string">
            <text:p>определяет раздел в документе</text:p>
          </table:table-cell>
          <table:table-cell table:number-columns-repeated="1022"/>
        </table:table-row>
        <table:table-row table:style-name="ro1" table:number-rows-repeated="7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6" office:value-type="string" calcext:value-type="string">
            <text:p>Теги логической разметки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4" office:value-type="string" calcext:value-type="string">
            <text:p>&lt;abbr&gt;&lt;/abbr&gt;</text:p>
          </table:table-cell>
          <table:table-cell table:style-name="ce4" office:value-type="string" calcext:value-type="string">
            <text:p>указывает, что текст - аббревиатура. </text:p>
            <text:p>Атрибут title указывет текст всплывающей подсказки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cite&gt;&lt;/cite&gt;</text:p>
          </table:table-cell>
          <table:table-cell table:style-name="ce4" office:value-type="string" calcext:value-type="string">
            <text:p>сноска или цитат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code&gt;&lt;/code&gt;</text:p>
          </table:table-cell>
          <table:table-cell table:style-name="ce4" office:value-type="string" calcext:value-type="string">
            <text:p>текст, содержащий програмный код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&lt;strong&gt;&lt;/strong&gt; </text:p>
          </table:table-cell>
          <table:table-cell table:style-name="ce4" office:value-type="string" calcext:value-type="string">
            <text:p>выделяет текст жирным и выделит его для программ (например, читалок текста)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&lt;em&gt;&lt;/em&gt;</text:p>
          </table:table-cell>
          <table:table-cell table:style-name="ce4" office:value-type="string" calcext:value-type="string">
            <text:p>опять же логически выделяет кусок текста, в браузерах выделяется курсивом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&lt;del&gt;&lt;/del&gt;</text:p>
          </table:table-cell>
          <table:table-cell table:style-name="ce4" office:value-type="string" calcext:value-type="string">
            <text:p>обозначает удалённые элементы в версиях документа. В браузерах перечёркивает текст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ins&gt;&lt;/ins&gt;</text:p>
          </table:table-cell>
          <table:table-cell table:style-name="ce4" office:value-type="string" calcext:value-type="string">
            <text:p>добавленный текст, в браузерах подчёркивается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mark&gt;&lt;/mark&gt;</text:p>
          </table:table-cell>
          <table:table-cell table:style-name="ce4" office:value-type="string" calcext:value-type="string">
            <text:p>выделяет фрагмент текста. В браузерах - жёлтым фоно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var&gt;&lt;/var&gt;</text:p>
          </table:table-cell>
          <table:table-cell table:style-name="ce4" office:value-type="string" calcext:value-type="string">
            <text:p>объявление переменных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&lt;details&gt; <text:s/>&lt;/details&gt;</text:p>
          </table:table-cell>
          <table:table-cell table:style-name="ce4" office:value-type="string" calcext:value-type="string">
            <text:p>задает выпадающую информацию, как spoiler!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&lt;time datetime="2017-12-25"&gt;25 декабря 2017&lt;/time&gt;</text:p>
          </table:table-cell>
          <table:table-cell table:style-name="ce4" office:value-type="string" calcext:value-type="string">
            <text:p>указание поисковой системе, что это дата.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&lt;ruby&gt; Текст&lt;rt&gt;Аннотация&lt;/rt&gt;&lt;/ruby&gt;</text:p>
          </table:table-cell>
          <table:table-cell table:style-name="ce4" office:value-type="string" calcext:value-type="string">
            <text:p>задаёт аннотацию к тексту (мелкий текст сверху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rb&gt;Аннотация&lt;/rb&gt;</text:p>
          </table:table-cell>
          <table:table-cell table:style-name="ce4" office:value-type="string" calcext:value-type="string">
            <text:p>ещё один вариант аннотации</text:p>
          </table:table-cell>
          <table:table-cell table:number-columns-repeated="1022"/>
        </table:table-row>
        <table:table-row table:style-name="ro1" table:number-rows-repeated="2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Маркированные списки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&lt;ul&gt;&lt;/ul&gt;</text:p>
          </table:table-cell>
          <table:table-cell table:style-name="ce4" office:value-type="string" calcext:value-type="string">
            <text:p>маркированный список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атрибут type="circle"</text:p>
          </table:table-cell>
          <table:table-cell table:style-name="ce4" office:value-type="string" calcext:value-type="string">
            <text:p>вид маркера. disc, circle или square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&lt;ol&gt;&lt;/ol&gt; </text:p>
          </table:table-cell>
          <table:table-cell table:style-name="ce4" office:value-type="string" calcext:value-type="string">
            <text:p>нумерованный (упорядоченный) список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атрибут type="A" </text:p>
          </table:table-cell>
          <table:table-cell table:style-name="ce4" office:value-type="string" calcext:value-type="string">
            <text:p><text:span text:style-name="T66">вид маркера. </text:span><text:span text:style-name="T67">A, a, I </text:span><text:span text:style-name="T66">или</text:span><text:span text:style-name="T67"> I</text:span>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start= </text:p>
          </table:table-cell>
          <table:table-cell table:style-name="ce4" office:value-type="string" calcext:value-type="string">
            <text:p><text:span text:style-name="T66">начало</text:span><text:span text:style-name="T67"> </text:span><text:span text:style-name="T68">нумерации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lue=</text:p>
          </table:table-cell>
          <table:table-cell table:style-name="ce4" office:value-type="string" calcext:value-type="string">
            <text:p>задаёт конкретное значение нумерации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li&gt;&lt;/li&gt;</text:p>
          </table:table-cell>
          <table:table-cell table:style-name="ce4" office:value-type="string" calcext:value-type="string">
            <text:p>один элемент списка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 table:number-rows-repeated="2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Ссылки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11" office:value-type="string" calcext:value-type="string">
            <text:p>&lt;a&gt;&lt;/a&gt;</text:p>
          </table:table-cell>
          <table:table-cell table:style-name="ce4" office:value-type="string" calcext:value-type="string">
            <text:p>создает ссылку на документ, страницу сайта, якорь или внешний ресурс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ref=</text:p>
          </table:table-cell>
          <table:table-cell table:style-name="ce4" office:value-type="string" calcext:value-type="string">
            <text:p>указывает адрес переход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itle="GOOGLE"</text:p>
          </table:table-cell>
          <table:table-cell table:style-name="ce4" office:value-type="string" calcext:value-type="string">
            <text:p>всплывающая подсказка 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accesskey="t" </text:p>
          </table:table-cell>
          <table:table-cell table:style-name="ce4" office:value-type="string" calcext:value-type="string">
            <text:p>комбинация горячих клавиш, по которым сработает ссылка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target="_blank"</text:p>
          </table:table-cell>
          <table:table-cell table:style-name="ce4" office:value-type="string" calcext:value-type="string">
            <text:p>указывает, в каком окне нужно открыть ссылку blank или self</text:p>
          </table:table-cell>
          <table:table-cell table:number-columns-repeated="1022"/>
        </table:table-row>
        <table:table-row table:style-name="ro1" table:number-rows-repeated="4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13" office:value-type="string" calcext:value-type="string">
            <text:p>Размещение картинки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&lt;img/&gt;</text:p>
          </table:table-cell>
          <table:table-cell table:style-name="ce4" office:value-type="string" calcext:value-type="string">
            <text:p>тег для размещения изображения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c="" <text:s text:c="2"/></text:p>
          </table:table-cell>
          <table:table-cell table:style-name="ce4" office:value-type="string" calcext:value-type="string">
            <text:p>атрибут для указанеия источника картин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alt="" </text:p>
          </table:table-cell>
          <table:table-cell table:style-name="ce4" office:value-type="string" calcext:value-type="string">
            <text:p>значение выводится вместо картинки, если та не загрузится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idth и height </text:p>
          </table:table-cell>
          <table:table-cell table:style-name="ce4" office:value-type="string" calcext:value-type="string">
            <text:p>высота и ширина. <text:s/>Надо соблюдать пропорции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4">
          <table:table-cell table:style-name="ce4" office:value-type="string" calcext:value-type="string">
            <text:p>&lt;figure&gt;&lt;/figure&gt;</text:p>
          </table:table-cell>
          <table:table-cell table:style-name="ce4" office:value-type="string" calcext:value-type="string">
            <text:p>задает характеристики иллюстрациям, фото, диаграммам, а также фрагментам кода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figure&gt;&lt;img src="img/park.jpg" /&gt;&lt;/figure&gt;</text:p>
          </table:table-cell>
          <table:table-cell table:style-name="ce4" office:value-type="string" calcext:value-type="string">
            <text:p>описание кратинки внутри figur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figcaption&gt;Описание картинки&lt;/figcaption&gt;</text:p>
          </table:table-cell>
          <table:table-cell table:style-name="ce4" office:value-type="string" calcext:value-type="string">
            <text:p>задает описание картинке, заключенной в &lt;figure&gt;</text:p>
          </table:table-cell>
          <table:table-cell table:number-columns-repeated="1022"/>
        </table:table-row>
        <table:table-row table:style-name="ro1" table:number-rows-repeated="2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14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Таблицы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&lt;map&gt;&lt;/map&gt;</text:p>
          </table:table-cell>
          <table:table-cell table:style-name="ce4" office:value-type="string" calcext:value-type="string">
            <text:p>карта с областями, которые описываются тегом &lt;area/&gt;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table&gt;&lt;/table&gt;</text:p>
          </table:table-cell>
          <table:table-cell table:style-name="ce4" office:value-type="string" calcext:value-type="string">
            <text:p>таблиц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thead&gt;&lt;/thead&gt;</text:p>
          </table:table-cell>
          <table:table-cell table:style-name="ce4" office:value-type="string" calcext:value-type="string">
            <text:p>верхняя часть таблицы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&lt;tbody&gt;&lt;/tbody&gt; </text:p>
          </table:table-cell>
          <table:table-cell table:style-name="ce4" office:value-type="string" calcext:value-type="string">
            <text:p>центральная цасть таблиц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tfoot&gt;&lt;/tfoot&gt;</text:p>
          </table:table-cell>
          <table:table-cell table:style-name="ce4" office:value-type="string" calcext:value-type="string">
            <text:p>нижняя часть таблицы</text:p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&lt;tr&gt;&lt;/tr&gt; </text:p>
          </table:table-cell>
          <table:table-cell table:style-name="ce4" office:value-type="string" calcext:value-type="string">
            <text:p>строк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td&gt;&lt;/td&gt; </text:p>
          </table:table-cell>
          <table:table-cell table:style-name="ce4" office:value-type="string" calcext:value-type="string">
            <text:p>ячейк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th&gt;&lt;/th&gt;</text:p>
          </table:table-cell>
          <table:table-cell table:style-name="ce4" office:value-type="string" calcext:value-type="string">
            <text:p>ячейка с жирным начертанием текста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арибут colspan="3"</text:p>
          </table:table-cell>
          <table:table-cell table:style-name="ce4" office:value-type="string" calcext:value-type="string">
            <text:p>объединение колонок в этой ячейке (ячеек по горизонтали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арибут rowspan="2"</text:p>
          </table:table-cell>
          <table:table-cell table:style-name="ce4" office:value-type="string" calcext:value-type="string">
            <text:p>объединение строчек в этой ячейке (ячеек по вертикали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арибут align="center"</text:p>
          </table:table-cell>
          <table:table-cell table:style-name="ce4" office:value-type="string" calcext:value-type="string">
            <text:p>выравнивание текста по центру</text:p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4">
          <table:table-cell table:style-name="ce4" office:value-type="string" calcext:value-type="string">
            <text:p>&lt;colgroup&gt;&lt;/colgroup&gt;</text:p>
          </table:table-cell>
          <table:table-cell table:style-name="ce4" office:value-type="string" calcext:value-type="string">
            <text:p>группирует один или более столбцов для единого форматирования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&lt;col&gt;&lt;/col&gt;</text:p>
          </table:table-cell>
          <table:table-cell table:style-name="ce4" office:value-type="string" calcext:value-type="string">
            <text:p>формирует группы столбцов, которые делят таблицу на разделы</text:p>
          </table:table-cell>
          <table:table-cell table:number-columns-repeated="1022"/>
        </table:table-row>
        <table:table-row table:style-name="ro1" table:number-rows-repeated="2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13" office:value-type="string" calcext:value-type="string">
            <text:p>Аудио-дорожка с кнопками проигрывания, паузы, полосой перемотки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4" office:value-type="string" calcext:value-type="string">
            <text:p>&lt;audio <text:s/>controls&gt;</text:p>
          </table:table-cell>
          <table:table-cell table:style-name="ce18" office:value-type="string" calcext:value-type="string">
            <text:p>размещение на странице аудиодоржоки с кнопками управления плеером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&lt;a href="name.ogg"&gt;Download&lt;/a&gt;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4" office:value-type="string" calcext:value-type="string">
            <text:p>&lt;source src="name.mp3"/&gt;</text:p>
          </table:table-cell>
          <table:table-cell table:style-name="ce4" office:value-type="string" calcext:value-type="string">
            <text:p>указываются ссылки на несколько форматов файлов для разных браузеров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&lt;source src="name.ogg"/&gt;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7" office:value-type="string" calcext:value-type="string">
            <text:p>&lt;/audio&gt;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13" office:value-type="string" calcext:value-type="string">
            <text:p>Размещение видео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3" office:value-type="string" calcext:value-type="string">
            <text:p>&lt;video controls loop poster="img/poster.png" width="800"&gt;&lt;source src="name.mp4"/&gt;&lt;source src="name.ogg"/&gt;&lt;source src="name.webm"/&gt;&lt;/video&gt;</text:p>
          </table:table-cell>
          <table:table-cell table:style-name="ce5"/>
          <table:table-cell table:number-columns-repeated="1022"/>
        </table:table-row>
        <table:table-row table:style-name="ro1" table:number-rows-repeated="2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6" office:value-type="string" calcext:value-type="string">
            <text:p><text:span text:style-name="T1">ФОРМА</text:span><text:span text:style-name="T2"> </text:span><text:span text:style-name="T3">ввода</text:span><text:span text:style-name="T2"> </text:span><text:span text:style-name="T3">данных</text:span><text:span text:style-name="T2"> </text:span><text:span text:style-name="T3">пользователем</text:span></text:p>
          </table:table-cell>
          <table:table-cell table:style-name="ce3"/>
          <table:table-cell table:number-columns-repeated="1022"/>
        </table:table-row>
        <table:table-row table:style-name="ro6">
          <table:table-cell table:style-name="ce7" office:value-type="string" calcext:value-type="string">
            <text:p>&lt;form method=<text:span text:style-name="T4">"post"</text:span> action=<text:span text:style-name="T4">"001_form.html"</text:span> </text:p>
            <text:p>enctype=<text:span text:style-name="T4">"text/plain"</text:span> autocomplete=<text:span text:style-name="T4">"on"</text:span>&gt;</text:p>
            <text:p><text:span text:style-name="T5">&lt;/form&gt;</text:span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Короткие скрипты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&lt;output&gt; результат обработки скрипта &lt;/output&gt;</text:p>
          </table:table-cell>
          <table:table-cell table:style-name="ce4" office:value-type="string" calcext:value-type="string">
            <text:p>выводит результат скрипт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form oninput="result.value=(cm.value/2.54).tiFixed(2)"&gt;</text:p>
          </table:table-cell>
          <table:table-cell table:style-name="ce4" office:value-type="string" calcext:value-type="string">
            <text:p>скрипт, переводящий сантиметры в дюймы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<text:span text:style-name="T6">&lt;p&gt; Введите длину в сантиметрах:</text:span></text:p>
            <text:p><text:span text:style-name="T7">&lt;input type="nuber" name="cm" autofocus&gt;</text:span></text:p>
            <text:p><text:span text:style-name="T7">&lt;/p&gt;</text:span></text:p>
            <text:p><text:span text:style-name="T8">&lt;p&gt; </text:span><text:span text:style-name="T9">Длина</text:span><text:span text:style-name="T10"> </text:span><text:span text:style-name="T9">в</text:span><text:span text:style-name="T11"> </text:span><text:span text:style-name="T9">дюймах</text:span><text:span text:style-name="T11">: &lt;output name="result"&gt;0&lt;/output&gt;&lt;/p&gt;</text:span></text:p>
          </table:table-cell>
          <table:table-cell table:style-name="ce5" office:value-type="string" calcext:value-type="string">
            <text:p>Пример оформления скрипта</text:p>
          </table:table-cell>
          <table:table-cell table:number-columns-repeated="1022"/>
        </table:table-row>
        <table:table-row table:style-name="ro1" table:number-rows-repeated="3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6" office:value-type="string" calcext:value-type="string">
            <text:p>МЕТА-ТЕГИ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&lt;meta charset="utf-8" /&gt;</text:p>
          </table:table-cell>
          <table:table-cell table:style-name="ce4" office:value-type="string" calcext:value-type="string">
            <text:p>кодировка текста страниц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meta name="description" content="Описание страницы для выдачи в поисковике" /&gt;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4" office:value-type="string" calcext:value-type="string">
            <text:p>&lt;meta name="keywords" content="Ключевые слова, описывающие содержание сайта" /&gt;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4" office:value-type="string" calcext:value-type="string">
            <text:p>&lt;meta name="robots" content="noindex, nofollow" /&gt;</text:p>
          </table:table-cell>
          <table:table-cell table:style-name="ce4" office:value-type="string" calcext:value-type="string">
            <text:p>говорит поисковым роботам Неиндексировать страницу и НЕпереходить по ссылкам на ней</text:p>
          </table:table-cell>
          <table:table-cell table:number-columns-repeated="1022"/>
        </table:table-row>
        <table:table-row table:style-name="ro1" table:number-rows-repeated="3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6" office:value-type="string" calcext:value-type="string">
            <text:p>СТРУКТУРИРОВАННЫЕ ДАННЫЕ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5" office:value-type="string" calcext:value-type="string">
            <text:p>&lt;p itemscope&gt;- в любом теге (p или section) <text:s/>itemscope задаёт зону назначения структурированных данных&lt;span itemprop=”name”&gt;Иосиф Сталин&lt;/span&gt; <text:s text:c="4"/>&lt;span itemprop=”birth_year”&gt; 1879&lt;/span&gt;&lt;p/&gt;</text:p>
          </table:table-cell>
          <table:table-cell table:style-name="ce5"/>
          <table:table-cell table:number-columns-repeated="1022"/>
        </table:table-row>
        <table:table-row table:style-name="ro7">
          <table:table-cell table:style-name="ce34" office:value-type="string" calcext:value-type="string">
            <text:p><text:span text:style-name="T6">&lt;</text:span><text:span text:style-name="T12">section</text:span><text:span text:style-name="T6"> </text:span><text:span text:style-name="T13">itemscope</text:span><text:span text:style-name="T6"> </text:span><text:span text:style-name="T14">itemtype</text:span><text:span text:style-name="T6">=”</text:span><text:span text:style-name="T15"><text:a xlink:href="http://schema.org/Person" xlink:type="simple">http://schema.org/Person</text:a></text:span><text:span text:style-name="T16">”&gt;</text:span></text:p>
            <text:p><text:span text:style-name="T17">&lt;p </text:span><text:span text:style-name="T18">itemprop=</text:span><text:span text:style-name="T19">”affilation” </text:span><text:span text:style-name="T20"> </text:span><text:span text:style-name="T18">itemscope </text:span><text:span text:style-name="T20">itemtype=”</text:span><text:span text:style-name="T21">http://schema.org/Organization</text:span><text:span text:style-name="T20">”&gt;</text:span></text:p>
            <text:p/>
            <text:p><text:span text:style-name="T22">&lt;</text:span><text:span text:style-name="T23">p</text:span><text:span text:style-name="T24">/&gt;</text:span></text:p>
            <text:p><text:span text:style-name="T22">&lt;/section&gt;</text:span></text:p>
          </table:table-cell>
          <table:table-cell table:style-name="ce34" office:value-type="string" calcext:value-type="string">
            <text:p><text:span text:style-name="T69">задаем схему микроданных с сайта </text:span><text:span text:style-name="T70">schema</text:span><text:span text:style-name="T69">.</text:span><text:span text:style-name="T70">org</text:span></text:p>
            <text:p/>
            <text:p><text:span text:style-name="T71"># схема Организации внутри схемы «Человек»</text:span></text:p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3">
          <table:table-cell table:style-name="ce35" office:value-type="string" calcext:value-type="string">
            <text:p><text:span text:style-name="T25">if</text:span><text:span text:style-name="T26"> (</text:span><text:span text:style-name="T27">cars</text:span><text:span text:style-name="T26">[</text:span><text:span text:style-name="T27">i</text:span><text:span text:style-name="T26">].</text:span><text:span text:style-name="T27">dataset</text:span><text:span text:style-name="T26">.</text:span><text:span text:style-name="T27">engine</text:span><text:span text:style-name="T26">=”</text:span><text:span text:style-name="T27">VR</text:span><text:span text:style-name="T26">6”)</text:span></text:p>
          </table:table-cell>
          <table:table-cell table:style-name="ce39" office:value-type="string" calcext:value-type="string">
            <text:p><text:span text:style-name="T72">Метод .</text:span><text:span text:style-name="T73">dataset</text:span><text:span text:style-name="T72"> - можно использовать в </text:span><text:span text:style-name="T73">JavaScript</text:span><text:span text:style-name="T72"> для выборки конкретных элементов: </text:span></text:p>
            <text:p><text:span text:style-name="T72">после точки указываем имя аттрибута без префикса </text:span><text:span text:style-name="T73">data</text:span><text:span text:style-name="T72">….   или</text:span><text:span text:style-name="T73"> .getAttribute(“data-cengine”)</text:span></text:p>
          </table:table-cell>
          <table:table-cell table:number-columns-repeated="1022"/>
        </table:table-row>
        <table:table-row table:style-name="ro8">
          <table:table-cell table:style-name="ce5" office:value-type="string" calcext:value-type="string">
            <text:p><text:span text:style-name="T28">h1&gt; </text:span><text:span text:style-name="T29">Гараж</text:span><text:span text:style-name="T30"> </text:span><text:span text:style-name="T29">автомобилей</text:span><text:span text:style-name="T30">&lt;/h1&gt;</text:span></text:p>
            <text:p><text:span text:style-name="T31">&lt;ul&gt;</text:span></text:p>
            <text:p><text:span text:style-name="T32">&lt;li </text:span><text:span text:style-name="T33">data-year</text:span><text:span text:style-name="T34">=”</text:span><text:span text:style-name="T35">1996</text:span><text:span text:style-name="T34">” </text:span><text:span text:style-name="T33">data-color</text:span><text:span text:style-name="T34">=”</text:span><text:span text:style-name="T36">белый</text:span><text:span text:style-name="T37">” </text:span><text:span text:style-name="T38">data-engine</text:span><text:span text:style-name="T39">=”</text:span><text:span text:style-name="T40">VR6</text:span><text:span text:style-name="T39">”&gt;Cabrio&lt;/li&gt;</text:span></text:p>
            <text:p><text:span text:style-name="T32">&lt;li </text:span><text:span text:style-name="T33">data-year</text:span><text:span text:style-name="T34">=”</text:span><text:span text:style-name="T35">1993</text:span><text:span text:style-name="T34">” </text:span><text:span text:style-name="T33">data-color</text:span><text:span text:style-name="T34">=”</text:span><text:span text:style-name="T36">фиолетовый</text:span><text:span text:style-name="T37">” </text:span><text:span text:style-name="T38">data-engine</text:span><text:span text:style-name="T39">=”</text:span><text:span text:style-name="T40">VR6</text:span><text:span text:style-name="T39">”&gt;Corrado&lt;/li&gt;</text:span></text:p>
            <text:p><text:span text:style-name="T31">&lt;/ul&gt;</text:span></text:p>
          </table:table-cell>
          <table:table-cell table:style-name="ce40" office:value-type="string" calcext:value-type="string">
            <text:p><text:span text:style-name="T74">Метод .</text:span><text:span text:style-name="T75">innerHTML</text:span><text:span text:style-name="T74"> возвращает текст внутри тега. В нашем случае </text:span><text:span text:style-name="T75">Cabrio</text:span><text:span text:style-name="T74"> или </text:span><text:span text:style-name="T75">Corrado</text:span></text:p>
          </table:table-cell>
          <table:table-cell table:number-columns-repeated="1022"/>
        </table:table-row>
        <table:table-row table:style-name="ro1" table:number-rows-repeated="2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36" office:value-type="string" calcext:value-type="string">
            <text:p>Drag and drop </text:p>
          </table:table-cell>
          <table:table-cell table:style-name="ce3"/>
          <table:table-cell table:number-columns-repeated="1022"/>
        </table:table-row>
        <table:table-row table:style-name="ro9">
          <table:table-cell table:style-name="ce5" office:value-type="string" calcext:value-type="string">
            <text:p><text:span text:style-name="T41">&lt;div </text:span><text:span text:style-name="T42">id</text:span><text:span text:style-name="T41">=”</text:span><text:span text:style-name="T43">pants</text:span><text:span text:style-name="T41">” </text:span><text:span text:style-name="T42">data-price</text:span><text:span text:style-name="T41">=”</text:span><text:span text:style-name="T43">30</text:span><text:span text:style-name="T41">” </text:span><text:span text:style-name="T42">data-color</text:span><text:span text:style-name="T41">=”</text:span><text:span text:style-name="T43">белый</text:span><text:span text:style-name="T41">” </text:span><text:span text:style-name="T42">draggable</text:span><text:span text:style-name="T41">=”</text:span><text:span text:style-name="T43">true</text:span><text:span text:style-name="T41">”&gt;</text:span><text:span text:style-name="T6">Шорты</text:span><text:span text:style-name="T12">&lt;h5&gt; Calvin Klein&lt;/h5&gt; &lt;/div&gt; </text:span></text:p>
            <text:p><text:span text:style-name="T44">&lt;div </text:span><text:span text:style-name="T45">id</text:span><text:span text:style-name="T46">=”</text:span><text:span text:style-name="T47">shirt</text:span><text:span text:style-name="T46">” </text:span><text:span text:style-name="T45">data-price</text:span><text:span text:style-name="T46">=”</text:span><text:span text:style-name="T47">20</text:span><text:span text:style-name="T46">” </text:span><text:span text:style-name="T45">data-color</text:span><text:span text:style-name="T46">=”</text:span><text:span text:style-name="T48">серый</text:span><text:span text:style-name="T49">” </text:span><text:span text:style-name="T50">draggable</text:span><text:span text:style-name="T51">=”</text:span><text:span text:style-name="T52">true</text:span><text:span text:style-name="T51">”&gt;</text:span><text:span text:style-name="T53">Рубашка</text:span><text:span text:style-name="T54">&lt;h5&gt; </text:span><text:span text:style-name="T53">Твоё</text:span><text:span text:style-name="T54">&lt;/h5&gt; &lt;/div&gt;</text:span></text:p>
            <text:p><text:span text:style-name="T8">&lt;div </text:span><text:span text:style-name="T55">id</text:span><text:span text:style-name="T56">=”</text:span><text:span text:style-name="T57">cart</text:span><text:span text:style-name="T56">”&gt; </text:span><text:span text:style-name="T9">Сумма</text:span><text:span text:style-name="T11"> </text:span><text:span text:style-name="T9">заказа</text:span><text:span text:style-name="T11">: &lt;span&gt;&lt;/span&gt;$&lt;/div&gt;</text:span></text:p>
            <text:p><text:span text:style-name="T58">&lt;</text:span><text:span text:style-name="T59">div</text:span><text:span text:style-name="T58"> </text:span><text:span text:style-name="T60">id</text:span><text:span text:style-name="T58">=”</text:span><text:span text:style-name="T61">target</text:span><text:span text:style-name="T58">”&gt; Корзина покупок, переносите товары сюда&lt;/</text:span><text:span text:style-name="T59">div</text:span><text:span text:style-name="T58">&gt;</text:span></text:p>
            <text:p><text:span text:style-name="T8">&lt;div </text:span><text:span text:style-name="T55">id</text:span><text:span text:style-name="T56">=”</text:span><text:span text:style-name="T57">summ</text:span><text:span text:style-name="T56">”&gt; </text:span><text:span text:style-name="T9">Сумма</text:span><text:span text:style-name="T11"> </text:span><text:span text:style-name="T9">заказа</text:span><text:span text:style-name="T11">: &lt;span&gt;&lt;/span&gt;$&lt;/div&gt;</text:span></text:p>
            <text:p><text:span text:style-name="T7">&lt;/div&gt;</text:span></text:p>
          </table:table-cell>
          <table:table-cell table:style-name="ce5"/>
          <table:table-cell table:number-columns-repeated="1022"/>
        </table:table-row>
        <table:table-row table:style-name="ro10">
          <table:table-cell table:style-name="ce5" office:value-type="string" calcext:value-type="string">
            <text:p><text:span text:style-name="T7">window.onload=</text:span><text:span text:style-name="T62">function</text:span><text:span text:style-name="T7">() {</text:span></text:p>
            <text:p><text:span text:style-name="T63">var</text:span><text:span text:style-name="T7"> shirt = document.getElementById(“</text:span><text:span text:style-name="T64">shirt</text:span><text:span text:style-name="T7">”); </text:span><text:span text:style-name="T62">var</text:span><text:span text:style-name="T7"> pants = document.getElementById(“</text:span><text:span text:style-name="T64">pants</text:span><text:span text:style-name="T7">”);</text:span></text:p>
            <text:p><text:span text:style-name="T63">var</text:span><text:span text:style-name="T7"> target = document.getElementById(“</text:span><text:span text:style-name="T64">target</text:span><text:span text:style-name="T7">”);</text:span></text:p>
            <text:p><text:span text:style-name="T63">var</text:span><text:span text:style-name="T7"> price = document.getElementByTagName(“</text:span><text:span text:style-name="T64">span</text:span><text:span text:style-name="T7">”)[0];</text:span></text:p>
            <text:p><text:span text:style-name="T7">price.innerHTML = 0;</text:span></text:p>
            <text:p><text:span text:style-name="T63">var</text:span><text:span text:style-name="T7"> arr = [];</text:span></text:p>
            <text:p><text:span text:style-name="T63">var</text:span><text:span text:style-name="T7"> data;</text:span></text:p>
            <text:p><text:span text:style-name="T7">arr.push(shirt, pants);</text:span></text:p>
          </table:table-cell>
          <table:table-cell table:style-name="ce5"/>
          <table:table-cell table:number-columns-repeated="1022"/>
        </table:table-row>
        <table:table-row table:style-name="ro11">
          <table:table-cell table:style-name="ce5" office:value-type="string" calcext:value-type="string">
            <text:p>for (i=0; i&lt;arr.length; i++) {</text:p>
            <text:p>arr[i].addEventListener(‘dragstart’, function (evt) {</text:p>
            <text:p>whis.style.border = “4px solid orange”;</text:p>
            <text:p>evt.dataTransfer.effectAllowed = “move”; } false);</text:p>
            <text:p/>
            <text:p>arr[i].addEventListener(‘dragend’, function (evt) {</text:p>
            <text:p>whis.style.border = “1px solid green”;</text:p>
            <text:p>evt.dataTransfer.effectAllowed = “ move”; </text:p>
            <text:p>evt.dataTransfer.setData(“Text”, this.id); } false);</text:p>
          </table:table-cell>
          <table:table-cell table:style-name="ce5" office:value-type="string" calcext:value-type="string">
            <text:p/>
            <text:p><text:span text:style-name="T76"># Начало перетаскивания</text:span></text:p>
            <text:p/>
            <text:p/>
            <text:p/>
            <text:p><text:span text:style-name="T76"># Конец перетаскивания</text:span></text:p>
          </table:table-cell>
          <table:table-cell table:number-columns-repeated="1022"/>
        </table:table-row>
        <table:table-row table:style-name="ro12">
          <table:table-cell table:style-name="ce5" office:value-type="string" calcext:value-type="string">
            <text:p><text:span text:style-name="T7">target.addEventListener(“</text:span><text:span text:style-name="T64">dragenter</text:span><text:span text:style-name="T7">”, </text:span><text:span text:style-name="T62">function</text:span><text:span text:style-name="T7"> (evt) { </text:span><text:span text:style-name="T62">this</text:span><text:span text:style-name="T7">.style.backgroundColor=”</text:span><text:span text:style-name="T65">green</text:span><text:span text:style-name="T7">”;}, </text:span><text:span text:style-name="T62">false</text:span><text:span text:style-name="T7">;</text:span></text:p>
            <text:p/>
            <text:p><text:span text:style-name="T7">target.addEventListener(“</text:span><text:span text:style-name="T64">dragleave</text:span><text:span text:style-name="T7">”, </text:span><text:span text:style-name="T62">function</text:span><text:span text:style-name="T7"> (evt) { </text:span><text:span text:style-name="T62">this</text:span><text:span text:style-name="T7">.style.backgroundColor=”</text:span><text:span text:style-name="T65">blue</text:span><text:span text:style-name="T7">”;}, </text:span><text:span text:style-name="T62">false</text:span><text:span text:style-name="T7">;</text:span></text:p>
            <text:p/>
            <text:p><text:span text:style-name="T7">target.addEventListener(“</text:span><text:span text:style-name="T64">dragover</text:span><text:span text:style-name="T7">”, </text:span><text:span text:style-name="T62">function</text:span><text:span text:style-name="T7"> (evt) { </text:span></text:p>
            <text:p><text:span text:style-name="T63">if</text:span><text:span text:style-name="T7"> (evt.preventDefault) evt.preventDefault(); </text:span><text:span text:style-name="T62">return false</text:span><text:span text:style-name="T7">;},  </text:span><text:span text:style-name="T62">false</text:span><text:span text:style-name="T7">;</text:span></text:p>
            <text:p><text:span text:style-name="T63">this</text:span><text:span text:style-name="T7">.style.backgroundColor=”blue”;}, </text:span><text:span text:style-name="T62">false</text:span><text:span text:style-name="T7">;</text:span></text:p>
          </table:table-cell>
          <table:table-cell table:style-name="ce45" office:value-type="string" calcext:value-type="string">
            <text:p># Изменение целевой области при переносе на неё товара</text:p>
            <text:p/>
            <text:p><text:span text:style-name="T77"># Изменение целевой области при переносе товара из её области наружу</text:span></text:p>
            <text:p/>
            <text:p><text:span text:style-name="T77"># Изменение целевой области при отпускании товара над ней, для приёма объекта нужно отменить стандартный обработчик:</text:span></text:p>
          </table:table-cell>
          <table:table-cell table:number-columns-repeated="1022"/>
        </table:table-row>
        <table:table-row table:style-name="ro13">
          <table:table-cell table:style-name="ce5" office:value-type="string" calcext:value-type="string">
            <text:p>target.addEventListener(“drop”, function (evt) { </text:p>
            <text:p>if (evt.preventDefault) evt.preventDefault();</text:p>
            <text:p>if (evt.stopPropagation) evt.stopPropagation();</text:p>
            <text:p>this.style.border=””;</text:p>
            <text:p>var id = evt.dataTransfer.getData(“Text”);</text:p>
            <text:p>var elem = document.getElementById(id);</text:p>
            <text:p>this.appendChild(elem);</text:p>
            <text:p>price.innerHTML= + (price.innerHTML) + + (elem.getAttribute(“data-price”));  </text:p>
            <text:p>return false;}, false;</text:p>
          </table:table-cell>
          <table:table-cell table:style-name="ce5" office:value-type="string" calcext:value-type="string">
            <text:p># Изменение целевой области при отпускании товара над ней</text:p>
          </table:table-cell>
          <table:table-cell table:number-columns-repeated="1022"/>
        </table:table-row>
        <table:table-row table:style-name="ro1" table:number-rows-repeated="5">
          <table:table-cell table:style-name="ce5" table:number-columns-repeated="2"/>
          <table:table-cell table:number-columns-repeated="1022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S" table:style-name="ta2">
        <table:table-column table:style-name="co4" table:default-cell-style-name="ce37"/>
        <table:table-column table:style-name="co5" table:default-cell-style-name="ce37"/>
        <table:table-column table:style-name="co3" table:number-columns-repeated="1022" table:default-cell-style-name="ce37"/>
        <table:table-row table:style-name="ro1">
          <table:table-cell table:style-name="ce86" office:value-type="string" calcext:value-type="string">
            <text:p>ИСПОЛЬЗУЙ Bootstrap!</text:p>
          </table:table-cell>
          <table:table-cell table:style-name="ce86"/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86" office:value-type="string" calcext:value-type="string">
            <text:p>Подключенрие стилей на странице</text:p>
          </table:table-cell>
          <table:table-cell table:style-name="ce86"/>
          <table:table-cell table:number-columns-repeated="1022"/>
        </table:table-row>
        <table:table-row table:style-name="ro14">
          <table:table-cell table:style-name="ce87" office:value-type="string" calcext:value-type="string">
            <text:p>&lt;p style="..."&gt;&lt;/p&gt;</text:p>
            <text:p/>
            <text:p><text:span text:style-name="T78">&lt;p style="background-color:red; font-size:10px;"&gt;Some text&lt;/p&gt;</text:span></text:p>
            <text:p/>
          </table:table-cell>
          <table:table-cell table:style-name="ce5" office:value-type="string" calcext:value-type="string">
            <text:p>В элементе</text:p>
            <text:p/>
            <text:p>В элементе стиль можно и описать</text:p>
          </table:table-cell>
          <table:table-cell table:number-columns-repeated="1022"/>
        </table:table-row>
        <table:table-row table:style-name="ro14">
          <table:table-cell table:style-name="ce5" office:value-type="string" calcext:value-type="string">
            <text:p><text:span text:style-name="T79">&lt;head&gt;</text:span></text:p>
            <text:p><text:span text:style-name="T80">         </text:span><text:span text:style-name="T81">&lt;style&gt;</text:span></text:p>
            <text:p><text:span text:style-name="T80">         </text:span><text:span text:style-name="T81">...</text:span></text:p>
            <text:p><text:span text:style-name="T80">         </text:span><text:span text:style-name="T81">&lt;/style&gt;</text:span></text:p>
            <text:p><text:span text:style-name="T80">   </text:span><text:span text:style-name="T81">&lt;/head&gt;</text:span></text:p>
          </table:table-cell>
          <table:table-cell table:style-name="ce5" office:value-type="string" calcext:value-type="string">
            <text:p>Отдельным блоком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&lt;link href=<text:span text:style-name="T4">"url"</text:span> rel = <text:span text:style-name="T4">"stylesheet"</text:span>&gt;</text:p>
          </table:table-cell>
          <table:table-cell table:style-name="ce5" office:value-type="string" calcext:value-type="string">
            <text:p><text:span text:style-name="T113">В &lt;head&gt;-теге </text:span></text:p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88" office:value-type="string" calcext:value-type="string">
            <text:p>Селекторы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89"/>
          <table:table-cell table:style-name="ce103" office:value-type="string" calcext:value-type="string">
            <text:p>Во внешних файлах или теге &lt;style&gt;</text:p>
          </table:table-cell>
          <table:table-cell table:number-columns-repeated="1022"/>
        </table:table-row>
        <table:table-row table:style-name="ro6">
          <table:table-cell table:style-name="ce89" office:value-type="string" calcext:value-type="string" table:number-columns-spanned="2" table:number-rows-spanned="1">
            <text:p>Преимущество всегда имеет inline стиль, затем описанный ниже по коду, ближе к блоку:</text:p>
            <text:p>глобальный, или из отдельного файла css, смотря кто в header ниже написан.</text:p>
            <text:p/>
          </table:table-cell>
          <table:covered-table-cell table:style-name="ce104"/>
          <table:table-cell table:number-columns-repeated="1022"/>
        </table:table-row>
        <table:table-row table:style-name="ro15">
          <table:table-cell table:style-name="ce90" office:value-type="string" calcext:value-type="string">
            <text:p><text:span text:style-name="T80">p {</text:span><text:span text:style-name="T82">свойство</text:span><text:span text:style-name="T80">: значение; </text:span><text:span text:style-name="T82">свойство</text:span><text:span text:style-name="T80">: значение;      </text:span><text:span text:style-name="T82">свойство</text:span><text:span text:style-name="T80">: значение;      …}</text:span></text:p>
          </table:table-cell>
          <table:table-cell table:style-name="ce51" office:value-type="string" calcext:value-type="string">
            <text:p>для всех модулей определенного типа</text:p>
          </table:table-cell>
          <table:table-cell table:number-columns-repeated="1022"/>
        </table:table-row>
        <table:table-row table:style-name="ro16">
          <table:table-cell table:style-name="ce90" office:value-type="string" calcext:value-type="string">
            <text:p><text:span text:style-name="T80">.specialselectorname {</text:span><text:span text:style-name="T82">свойство</text:span><text:span text:style-name="T80">: значение; </text:span><text:span text:style-name="T82">свойство</text:span><text:span text:style-name="T80">: значение;      </text:span><text:span text:style-name="T82">свойство</text:span><text:span text:style-name="T80">: значение;         …}</text:span></text:p>
            <text:p><text:span text:style-name="T80"/></text:p>
            <text:p><text:span text:style-name="T83"/></text:p>
          </table:table-cell>
          <table:table-cell table:style-name="ce51" office:value-type="string" calcext:value-type="string">
            <text:p>для поименованных модулей (class="specialselectorname")</text:p>
            <text:p><text:span text:style-name="T114"/></text:p>
          </table:table-cell>
          <table:table-cell table:number-columns-repeated="1022"/>
        </table:table-row>
        <table:table-row table:style-name="ro6">
          <table:table-cell table:style-name="ce51" office:value-type="string" calcext:value-type="string">
            <text:p>#selectorName{ … }</text:p>
          </table:table-cell>
          <table:table-cell table:style-name="ce51" office:value-type="string" calcext:value-type="string">
            <text:p><text:span text:style-name="T115">Если решётка # в имени селектора вместо точки ()- это будет стиль УНИКАЛЬНОГО элемента.</text:span></text:p>
            <text:p><text:span text:style-name="T116">Это позволит JavaScript находить данный элемент.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5">
          <table:table-cell table:style-name="ce51" office:value-type="string" calcext:value-type="string">
            <text:p>h1 + p  { ... }</text:p>
          </table:table-cell>
          <table:table-cell table:style-name="ce105" office:value-type="string" calcext:value-type="string">
            <text:p>совмещённый селектор для параграфа, вложенного в h1 и непосредственно идут за h1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h2 ~ p  { ... }</text:p>
          </table:table-cell>
          <table:table-cell table:style-name="ce51" office:value-type="string" calcext:value-type="string">
            <text:p>параграфы, находящиеся рядом с h2 на одном уровне вложенности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div &gt; h1  { ... }</text:p>
          </table:table-cell>
          <table:table-cell table:style-name="ce94" office:value-type="string" calcext:value-type="string">
            <text:p>все h1, яляющиеся ПРЯМЫМИ потомками div, без посредников</text:p>
          </table:table-cell>
          <table:table-cell table:number-columns-repeated="1022"/>
        </table:table-row>
        <table:table-row table:style-name="ro15">
          <table:table-cell table:style-name="ce51" office:value-type="string" calcext:value-type="string">
            <text:p>.class1.class3   { ... }</text:p>
          </table:table-cell>
          <table:table-cell table:style-name="ce51" office:value-type="string" calcext:value-type="string">
            <text:p>создается дочерний класс 3, наследующий всё от класса 1, но в нем можно что-то добавить и/или переназначить</text:p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51" office:value-type="string" calcext:value-type="string">
            <text:p>a[href^="http://"]{ ... }</text:p>
          </table:table-cell>
          <table:table-cell table:style-name="ce106" office:value-type="string" calcext:value-type="string">
            <text:p>селектор для ссылки ТОЛЬКО с указанными атрибутами</text:p>
          </table:table-cell>
          <table:table-cell table:number-columns-repeated="1022"/>
        </table:table-row>
        <table:table-row table:style-name="ro1" table:number-rows-repeated="2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92" office:value-type="string" calcext:value-type="string">
            <text:p>Псевдоклассы</text:p>
          </table:table-cell>
          <table:table-cell table:style-name="ce107" office:value-type="string" calcext:value-type="string">
            <text:p><text:span text:style-name="T117">Вызываться будет  &lt;</text:span><text:span text:style-name="T118">p</text:span><text:span text:style-name="T119"> </text:span><text:span text:style-name="T120">id</text:span><text:span text:style-name="T121">=”</text:span><text:span text:style-name="T122">id</text:span><text:span text:style-name="T121">1”</text:span><text:span text:style-name="T123">&gt;&lt;/</text:span><text:span text:style-name="T124">p</text:span><text:span text:style-name="T125">&gt;</text:span>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p:nth-child(odd) { … }</text:p>
          </table:table-cell>
          <table:table-cell table:style-name="ce106" office:value-type="string" calcext:value-type="string">
            <text:p>для нечётных параграфов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p:nth-child(even) { … }</text:p>
          </table:table-cell>
          <table:table-cell table:style-name="ce106" office:value-type="string" calcext:value-type="string">
            <text:p>для чётных параграфов</text:p>
          </table:table-cell>
          <table:table-cell table:number-columns-repeated="1022"/>
        </table:table-row>
        <table:table-row table:style-name="ro15">
          <table:table-cell table:style-name="ce51" office:value-type="string" calcext:value-type="string">
            <text:p>p:nth-child(6) { … }</text:p>
          </table:table-cell>
          <table:table-cell table:style-name="ce108" office:value-type="string" calcext:value-type="string">
            <text:p><text:span text:style-name="T126">для 6 параграфа в контейнере (перед ним могут идти не только </text:span><text:span text:style-name="T127">p</text:span><text:span text:style-name="T126">, но и другие теги)</text:span></text:p>
          </table:table-cell>
          <table:table-cell table:number-columns-repeated="1022"/>
        </table:table-row>
        <table:table-row table:style-name="ro1">
          <table:table-cell table:style-name="ce93" office:value-type="string" calcext:value-type="string">
            <text:p>p:nth-child(3<text:span text:style-name="T84">n</text:span>+1) { … }</text:p>
          </table:table-cell>
          <table:table-cell table:style-name="ce106" office:value-type="string" calcext:value-type="string">
            <text:p>для параграфов, номер которого отвечает формуле</text:p>
          </table:table-cell>
          <table:table-cell table:number-columns-repeated="1022"/>
        </table:table-row>
        <table:table-row table:style-name="ro1">
          <table:table-cell table:style-name="ce93" office:value-type="string" calcext:value-type="string">
            <text:p>p:nth-<text:span text:style-name="T84">last</text:span>-child(6) { … }</text:p>
          </table:table-cell>
          <table:table-cell table:style-name="ce106" office:value-type="string" calcext:value-type="string">
            <text:p>для 6 параграфа с конца</text:p>
          </table:table-cell>
          <table:table-cell table:number-columns-repeated="1022"/>
        </table:table-row>
        <table:table-row table:style-name="ro1">
          <table:table-cell table:style-name="ce93" office:value-type="string" calcext:value-type="string">
            <text:p>p:<text:span text:style-name="T84">only</text:span>-child { … }</text:p>
          </table:table-cell>
          <table:table-cell table:style-name="ce106" office:value-type="string" calcext:value-type="string">
            <text:p>для элементов, являющихся единственным элементом.</text:p>
          </table:table-cell>
          <table:table-cell table:number-columns-repeated="1022"/>
        </table:table-row>
        <table:table-row table:style-name="ro15">
          <table:table-cell table:style-name="ce93" office:value-type="string" calcext:value-type="string">
            <text:p>p:<text:span text:style-name="T84">only</text:span>-<text:span text:style-name="T84">of</text:span>-<text:span text:style-name="T84">type</text:span> { … }</text:p>
          </table:table-cell>
          <table:table-cell table:style-name="ce108" office:value-type="string" calcext:value-type="string">
            <text:p><text:span text:style-name="T126">для элементов, являющихся единственным элементом данного вида (если есть другие теги, он будет по-прежнему единственным типа </text:span><text:span text:style-name="T127">p</text:span><text:span text:style-name="T126">).</text:span></text:p>
          </table:table-cell>
          <table:table-cell table:number-columns-repeated="1022"/>
        </table:table-row>
        <table:table-row table:style-name="ro15">
          <table:table-cell table:style-name="ce87" office:value-type="string" calcext:value-type="string">
            <text:p>#id1 p:nth-of-type(2)  {…}</text:p>
          </table:table-cell>
          <table:table-cell table:style-name="ce108" office:value-type="string" calcext:value-type="string">
            <text:p><text:span text:style-name="T126">для 2 параграфа именно в этом типе #</text:span><text:span text:style-name="T127">id</text:span><text:span text:style-name="T126">1</text:span></text:p>
            <text:p/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92" office:value-type="string" calcext:value-type="string">
            <text:p>Псевдоэлементы</text:p>
          </table:table-cell>
          <table:table-cell table:style-name="ce109"/>
          <table:table-cell table:number-columns-repeated="1022"/>
        </table:table-row>
        <table:table-row table:style-name="ro1">
          <table:table-cell table:style-name="ce94" office:value-type="string" calcext:value-type="string">
            <text:p>p::after { content: ‘Иван’; }</text:p>
          </table:table-cell>
          <table:table-cell table:style-name="ce106" office:value-type="string" calcext:value-type="string">
            <text:p>добавляет сгенерированный контент в конец элемента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p::before { content: ‘Иван’; }</text:p>
          </table:table-cell>
          <table:table-cell table:style-name="ce106" office:value-type="string" calcext:value-type="string">
            <text:p>добавляет сгенерированный контент в начало элемента</text:p>
          </table:table-cell>
          <table:table-cell table:number-columns-repeated="1022"/>
        </table:table-row>
        <table:table-row table:style-name="ro15">
          <table:table-cell table:style-name="ce93" office:value-type="string" calcext:value-type="string">
            <text:p>p::<text:span text:style-name="T84">first</text:span>-<text:span text:style-name="T84">letter</text:span> { <text:span text:style-name="T84">font</text:span>-<text:span text:style-name="T84">size</text:span>:18<text:span text:style-name="T84">pt</text:span>; }</text:p>
          </table:table-cell>
          <table:table-cell table:style-name="ce106" office:value-type="string" calcext:value-type="string">
            <text:p>указывает форматирование первого символа в элементе, например, заглавной буквы.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.select::selection { … }</text:p>
          </table:table-cell>
          <table:table-cell table:style-name="ce108" office:value-type="string" calcext:value-type="string">
            <text:p><text:span text:style-name="T126">задаёт формат выделенного мышкой фрагмента в элементе класса </text:span><text:span text:style-name="T127">select</text:span></text:p>
          </table:table-cell>
          <table:table-cell table:number-columns-repeated="1022"/>
        </table:table-row>
        <table:table-row table:style-name="ro1" table:number-rows-repeated="3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95" office:value-type="string" calcext:value-type="string">
            <text:p>Примеры записи атрибутов стилей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96" office:value-type="string" calcext:value-type="string">
            <text:p><text:span text:style-name="T85">font</text:span><text:span text:style-name="T86">: italic bold 14px Arial;</text:span></text:p>
          </table:table-cell>
          <table:table-cell table:style-name="ce93" office:value-type="string" calcext:value-type="string">
            <text:p><text:span text:style-name="T128">шрифт наклонный полужирный, 14 пикселей </text:span><text:span text:style-name="T129">Arial</text:span></text:p>
          </table:table-cell>
          <table:table-cell table:number-columns-repeated="1022"/>
        </table:table-row>
        <table:table-row table:style-name="ro15">
          <table:table-cell table:style-name="ce97" office:value-type="string" calcext:value-type="string">
            <text:p><text:span text:style-name="T85">class=</text:span><text:span text:style-name="T80">”</text:span><text:span text:style-name="T81">container”;</text:span></text:p>
          </table:table-cell>
          <table:table-cell table:style-name="ce51" office:value-type="string" calcext:value-type="string">
            <text:p>класс контейнер вмещает в себя наборы элементов: кнопок меню, вариантов для выбора, пунктов, страниц, ссылок…</text:p>
          </table:table-cell>
          <table:table-cell table:number-columns-repeated="1022"/>
        </table:table-row>
        <table:table-row table:style-name="ro17">
          <table:table-cell table:style-name="ce5" office:value-type="string" calcext:value-type="string">
            <text:p><text:span text:style-name="T87">margin: </text:span><text:span text:style-name="T88">30px 20px;</text:span></text:p>
            <text:p><text:span text:style-name="T87">margin-top:</text:span></text:p>
            <text:p><text:span text:style-name="T87">margin</text:span><text:span text:style-name="T89">-</text:span><text:span text:style-name="T87">left:</text:span></text:p>
          </table:table-cell>
          <table:table-cell table:style-name="ce51" office:value-type="string" calcext:value-type="string">
            <text:p>внешний отступ от края элемента до границы родительского элемента, сначала верхний и нижний (30), потом левый-правый (20). Каждый отступ можно задать отдельно.</text:p>
          </table:table-cell>
          <table:table-cell table:number-columns-repeated="1022"/>
        </table:table-row>
        <table:table-row table:style-name="ro18">
          <table:table-cell table:style-name="ce5" office:value-type="string" calcext:value-type="string">
            <text:p><text:span text:style-name="T87">padding: </text:span><text:span text:style-name="T88">10px 30px;</text:span></text:p>
            <text:p><text:span text:style-name="T87">padding-bottom:</text:span></text:p>
            <text:p/>
          </table:table-cell>
          <table:table-cell table:style-name="ce94" office:value-type="string" calcext:value-type="string">
            <text:p>внутренний отступ от края элемента до его содержимого</text:p>
          </table:table-cell>
          <table:table-cell table:number-columns-repeated="1022"/>
        </table:table-row>
        <table:table-row table:style-name="ro15">
          <table:table-cell table:style-name="ce96" office:value-type="string" calcext:value-type="string">
            <text:p><text:span text:style-name="T85">width: </text:span><text:span text:style-name="T86">20%;</text:span></text:p>
          </table:table-cell>
          <table:table-cell table:style-name="ce97" office:value-type="string" calcext:value-type="string">
            <text:p><text:span text:style-name="T130">Ширина, занимаемая элементом.  Если мы делаем внутренние отступы </text:span><text:span text:style-name="T131">padding</text:span><text:span text:style-name="T132">, то они тоже съедают эту ширину!</text:span></text:p>
          </table:table-cell>
          <table:table-cell table:number-columns-repeated="1022"/>
        </table:table-row>
        <table:table-row table:style-name="ro19">
          <table:table-cell table:style-name="ce5" office:value-type="string" calcext:value-type="string">
            <text:p><text:span text:style-name="T87">position: </text:span><text:span text:style-name="T88">relative;</text:span></text:p>
            <text:p><text:span text:style-name="T87">top</text:span><text:span text:style-name="T88">: 50px;</text:span></text:p>
            <text:p><text:span text:style-name="T87">left</text:span><text:span text:style-name="T88">: 40px;</text:span></text:p>
            <text:p/>
          </table:table-cell>
          <table:table-cell table:style-name="ce5" office:value-type="string" calcext:value-type="string">
            <text:p><text:span text:style-name="T133">Позиционирование элемента: </text:span><text:span text:style-name="T134">static</text:span><text:span text:style-name="T135"> </text:span><text:span text:style-name="T136">- отсутствует, </text:span><text:span text:style-name="T137">relative</text:span><text:span text:style-name="T135"> </text:span><text:span text:style-name="T138">- относительно левого верхнего угла родительского элемента с указанием отступов </text:span><text:span text:style-name="T139">top</text:span><text:span text:style-name="T89"> </text:span><text:span text:style-name="T133">и </text:span><text:span text:style-name="T140">left</text:span><text:span text:style-name="T141">, при этому него остаётся зарезервированное место в левом верхнем углу родителя.</text:span></text:p>
            <text:p><text:span text:style-name="T142">absolute</text:span><text:span text:style-name="T135"> </text:span><text:span text:style-name="T133">- поверх других элементов относительно левого верх. угла родительского элемента или окна браузера, другие элементы в первом потоке вывода сдвигаются, занимая освобождённое им место.</text:span></text:p>
            <text:p><text:span text:style-name="T142">fixed</text:span><text:span text:style-name="T135"> </text:span><text:span text:style-name="T133">- фиксирует в координатах, прокручивание страницы НЕ влияет на элемент, он как окно помощника, остаётся на своём месте.</text:span></text:p>
            <text:p/>
          </table:table-cell>
          <table:table-cell table:number-columns-repeated="1022"/>
        </table:table-row>
        <table:table-row table:style-name="ro15">
          <table:table-cell table:style-name="ce97" office:value-type="string" calcext:value-type="string">
            <text:p><text:span text:style-name="T82">z-index: </text:span><text:span text:style-name="T81">10;</text:span></text:p>
          </table:table-cell>
          <table:table-cell table:style-name="ce51" office:value-type="string" calcext:value-type="string">
            <text:p>Уровень слоя, на котором находится элемент. Где 1 - самый нижний, дальний от зрителя, перекрывающийся другими слой. Больше - ближе.</text:p>
          </table:table-cell>
          <table:table-cell table:number-columns-repeated="1022"/>
        </table:table-row>
        <table:table-row table:style-name="ro1">
          <table:table-cell table:style-name="ce98"/>
          <table:table-cell table:style-name="ce110"/>
          <table:table-cell table:number-columns-repeated="1022"/>
        </table:table-row>
        <table:table-row table:style-name="ro15">
          <table:table-cell table:style-name="ce96" office:value-type="string" calcext:value-type="string">
            <text:p><text:span text:style-name="T85">background-image</text:span><text:span text:style-name="T86">: url(./images/img1.png), url(./images/img2.png);</text:span></text:p>
          </table:table-cell>
          <table:table-cell table:style-name="ce93" office:value-type="string" calcext:value-type="string">
            <text:p><text:span text:style-name="T143">картинка 1 наложится</text:span><text:span text:style-name="T144"> </text:span><text:span text:style-name="T143">на</text:span><text:span text:style-name="T144"> </text:span><text:span text:style-name="T143">картинку</text:span><text:span text:style-name="T144"> </text:span><text:span text:style-name="T145">2</text:span></text:p>
          </table:table-cell>
          <table:table-cell table:number-columns-repeated="1022"/>
        </table:table-row>
        <table:table-row table:style-name="ro18">
          <table:table-cell table:style-name="ce5" office:value-type="string" calcext:value-type="string">
            <text:p><text:span text:style-name="T90">background-repeat</text:span><text:span text:style-name="T88">: no-repeat;</text:span></text:p>
            <text:p><text:span text:style-name="T91">repeat-x, repeat-y,</text:span></text:p>
            <text:p/>
          </table:table-cell>
          <table:table-cell table:style-name="ce51" office:value-type="string" calcext:value-type="string">
            <text:p>не повторяться фоновой картинке,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space</text:p>
          </table:table-cell>
          <table:table-cell table:style-name="ce51" office:value-type="string" calcext:value-type="string">
            <text:p>равномерно размещает картинки с пробелами между ними</text:p>
          </table:table-cell>
          <table:table-cell table:number-columns-repeated="1022"/>
        </table:table-row>
        <table:table-row table:style-name="ro1">
          <table:table-cell table:style-name="ce94" office:value-type="string" calcext:value-type="string">
            <text:p>round</text:p>
          </table:table-cell>
          <table:table-cell table:style-name="ce51" office:value-type="string" calcext:value-type="string">
            <text:p>размещает целое число картинок (без разрезов, но с растягиванием)</text:p>
          </table:table-cell>
          <table:table-cell table:number-columns-repeated="1022"/>
        </table:table-row>
        <table:table-row table:style-name="ro15">
          <table:table-cell table:style-name="ce51" office:value-type="string" calcext:value-type="string">
            <text:p>background-size: contain</text:p>
          </table:table-cell>
          <table:table-cell table:style-name="ce94" office:value-type="string" calcext:value-type="string">
            <text:p>масштабирует картинку сохраняя пропорции так, чтобы она полностью поместилась в элемент, у элемента может остаться пустое пространство</text:p>
          </table:table-cell>
          <table:table-cell table:number-columns-repeated="1022"/>
        </table:table-row>
        <table:table-row table:style-name="ro15">
          <table:table-cell table:style-name="ce51" office:value-type="string" calcext:value-type="string">
            <text:p>cover</text:p>
          </table:table-cell>
          <table:table-cell table:style-name="ce94" office:value-type="string" calcext:value-type="string">
            <text:p>установит картинку так, чтобы она полностью заняла элемент, но отчатси не поместится</text:p>
          </table:table-cell>
          <table:table-cell table:number-columns-repeated="1022"/>
        </table:table-row>
        <table:table-row table:style-name="ro20">
          <table:table-cell table:style-name="ce99" office:value-type="string" calcext:value-type="string">
            <text:p><text:span text:style-name="T87">background-attachment</text:span><text:span text:style-name="T88">: scroll</text:span></text:p>
          </table:table-cell>
          <table:table-cell table:style-name="ce5" office:value-type="string" calcext:value-type="string">
            <text:p><text:span text:style-name="T133">скроллится</text:span><text:span text:style-name="T92"> </text:span><text:span text:style-name="T133">ли фон?  scroll - скроллится, fixed - фиксированный, local - в зависимости от поведения элемента</text:span></text:p>
            <text:p><text:span text:style-name="T92"> </text:span></text:p>
          </table:table-cell>
          <table:table-cell table:number-columns-repeated="1022"/>
        </table:table-row>
        <table:table-row table:style-name="ro17">
          <table:table-cell table:style-name="ce5" office:value-type="string" calcext:value-type="string">
            <text:p><text:span text:style-name="T87">background-origin</text:span><text:span text:style-name="T88">: padding-box</text:span></text:p>
            <text:p><text:span text:style-name="T91">border-box</text:span></text:p>
            <text:p><text:span text:style-name="T92">content-box</text:span></text:p>
          </table:table-cell>
          <table:table-cell table:style-name="ce5" office:value-type="string" calcext:value-type="string">
            <text:p><text:span text:style-name="T133">ставится к краю элемента с учётом толщины границы</text:span></text:p>
            <text:p><text:span text:style-name="T133">относительно границы</text:span></text:p>
            <text:p><text:span text:style-name="T133">относительно контента</text:span></text:p>
          </table:table-cell>
          <table:table-cell table:number-columns-repeated="1022"/>
        </table:table-row>
        <table:table-row table:style-name="ro1">
          <table:table-cell table:style-name="ce93" office:value-type="string" calcext:value-type="string">
            <text:p><text:span text:style-name="T84">li { list-style-image: url(&lt;</text:span>адрес картинки<text:span text:style-name="T84">&gt;)}</text:span></text:p>
          </table:table-cell>
          <table:table-cell table:style-name="ce51" office:value-type="string" calcext:value-type="string">
            <text:p>устанавливает картинку на маркер в списке</text:p>
          </table:table-cell>
          <table:table-cell table:number-columns-repeated="1022"/>
        </table:table-row>
        <table:table-row table:style-name="ro21">
          <table:table-cell table:style-name="ce5" office:value-type="string" calcext:value-type="string">
            <text:p><text:span text:style-name="T87">list-style-position</text:span><text:span text:style-name="T88">: outside</text:span></text:p>
            <text:p><text:span text:style-name="T92">или </text:span><text:span text:style-name="T91">inside</text:span></text:p>
          </table:table-cell>
          <table:table-cell table:style-name="ce51" office:value-type="string" calcext:value-type="string">
            <text:p>определяет, будет ли маркер отображаться внутри блока текста или блок текста будет отодвигаться</text:p>
          </table:table-cell>
          <table:table-cell table:number-columns-repeated="1022"/>
        </table:table-row>
        <table:table-row table:style-name="ro1" table:number-rows-repeated="4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100" table:number-columns-repeated="2"/>
          <table:table-cell table:number-columns-repeated="1022"/>
        </table:table-row>
        <table:table-row table:style-name="ro1">
          <table:table-cell table:style-name="ce87" office:value-type="string" calcext:value-type="string">
            <text:p>border-image: url(./images/img1.png) 40 round round;</text:p>
          </table:table-cell>
          <table:table-cell table:style-name="ce111" office:value-type="string" calcext:value-type="string">
            <text:p>углы картинки ставим в качестве границ элемента, вырезая их как квадраты со стороной 40 pxl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transparent</text:p>
          </table:table-cell>
          <table:table-cell table:style-name="ce51" office:value-type="string" calcext:value-type="string">
            <text:p>атрибут для прозрачной рамки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border-radius: 70px 50px 70px 40px/20px;</text:p>
          </table:table-cell>
          <table:table-cell table:style-name="ce51" office:value-type="string" calcext:value-type="string">
            <text:p><text:span text:style-name="T143">скругление</text:span><text:span text:style-name="T144"> </text:span><text:span text:style-name="T143">4 углов элемента рамкой</text:span></text:p>
          </table:table-cell>
          <table:table-cell table:number-columns-repeated="1022"/>
        </table:table-row>
        <table:table-row table:style-name="ro22">
          <table:table-cell table:style-name="ce51" office:value-type="string" calcext:value-type="string">
            <text:p>outline: 2px solid blue;</text:p>
          </table:table-cell>
          <table:table-cell table:style-name="ce5" office:value-type="string" calcext:value-type="string">
            <text:p><text:span text:style-name="T133">внешняя граница элемента, не влияет на размер элемента, ставится для всех сторон</text:span></text:p>
            <text:p><text:span text:style-name="T92"> </text:span></text:p>
          </table:table-cell>
          <table:table-cell table:number-columns-repeated="1022"/>
        </table:table-row>
        <table:table-row table:style-name="ro21">
          <table:table-cell table:style-name="ce96" office:value-type="string" calcext:value-type="string">
            <text:p><text:span text:style-name="T85">border-right</text:span><text:span text:style-name="T86">: 3px dotted darkorange; </text:span></text:p>
          </table:table-cell>
          <table:table-cell table:style-name="ce5" office:value-type="string" calcext:value-type="string">
            <text:p><text:span text:style-name="T133">рамка</text:span><text:span text:style-name="T92"> </text:span><text:span text:style-name="T133">правая</text:span><text:span text:style-name="T146">, 3 </text:span><text:span text:style-name="T133">пикселя</text:span><text:span text:style-name="T146">, </text:span><text:span text:style-name="T133">пунктирная</text:span><text:span text:style-name="T146">, </text:span><text:span text:style-name="T133">оранжевая</text:span></text:p>
            <text:p><text:span text:style-name="T92"> </text:span></text:p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20">
          <table:table-cell table:style-name="ce96" office:value-type="string" calcext:value-type="string">
            <text:p><text:span text:style-name="T81">@font-face { </text:span><text:span text:style-name="T93">font-family</text:span><text:span text:style-name="T86">:  …; </text:span><text:span text:style-name="T93">font-style</text:span><text:span text:style-name="T86">: …; src: url(…), url(…);  }</text:span></text:p>
          </table:table-cell>
          <table:table-cell table:style-name="ce93" office:value-type="string" calcext:value-type="string">
            <text:p><text:span text:style-name="T147">Задаём ссылки на скачивание наших шрифтов</text:span><text:span text:style-name="T144"> </text:span><text:span text:style-name="T148">с нашего сайта ИЛИ из другого места по </text:span><text:span text:style-name="T149">api</text:span><text:span text:style-name="T144"> </text:span><text:span text:style-name="T143">(</text:span><text:span text:style-name="T150">fonts</text:span><text:span text:style-name="T144"> </text:span><text:span text:style-name="T145">google</text:span><text:span text:style-name="T143">, например), чтобы страница хорошо отображалась</text:span></text:p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23">
          <table:table-cell table:style-name="ce96" office:value-type="string" calcext:value-type="string">
            <text:p><text:span text:style-name="T85">float</text:span><text:span text:style-name="T86">: </text:span></text:p>
          </table:table-cell>
          <table:table-cell table:style-name="ce5" office:value-type="string" calcext:value-type="string">
            <text:p><text:span text:style-name="T133">Свойство, перемещающее элемент куда надо и ставящее его на уровень выше обычных элементов.</text:span></text:p>
            <text:p><text:span text:style-name="T133">Текст будет отодвигаться, другие элементы будут игнорировать, иногда находиться ПОД ним. Другие элементы со свойством </text:span><text:span text:style-name="T151">float</text:span><text:span text:style-name="T152"> </text:span><text:span text:style-name="T133">будут занимать оставшееся пространство, уступив первому (как кубики).</text:span></text:p>
            <text:p><text:span text:style-name="T135">”</text:span><text:span text:style-name="T153">none</text:span><text:span text:style-name="T135">”</text:span><text:span text:style-name="T152"> </text:span><text:span text:style-name="T133">отменяет обтекание</text:span></text:p>
            <text:p><text:span text:style-name="T135">“</text:span><text:span text:style-name="T153">left</text:span><text:span text:style-name="T135">”    ”</text:span><text:span text:style-name="T153">right</text:span><text:span text:style-name="T135">”</text:span><text:span text:style-name="T152">   </text:span><text:span text:style-name="T133">- указывает направление выравнивания</text:span></text:p>
          </table:table-cell>
          <table:table-cell table:number-columns-repeated="1022"/>
        </table:table-row>
        <table:table-row table:style-name="ro24">
          <table:table-cell table:style-name="ce96" office:value-type="string" calcext:value-type="string">
            <text:p><text:span text:style-name="T85">overflow</text:span><text:span text:style-name="T86">: auto;</text:span></text:p>
          </table:table-cell>
          <table:table-cell table:style-name="ce5" office:value-type="string" calcext:value-type="string">
            <text:p><text:span text:style-name="T154">При выходе содержимого за границы блока, блок либо скрывает содержимое, либо показывает полосу прокрутки. </text:span><text:span text:style-name="T151">auto</text:span><text:span text:style-name="T152"> </text:span><text:span text:style-name="T155">- устанавливает полосу только если она нужна на экране. </text:span><text:span text:style-name="T156">scroll</text:span><text:span text:style-name="T152"> </text:span><text:span text:style-name="T133">- постоянные полосы прокрутки. </text:span><text:span text:style-name="T151">hidden</text:span><text:span text:style-name="T152"> </text:span><text:span text:style-name="T133">- удалит полосы прокрутки и увидеть вышедший за границы контент не выйдет.</text:span></text:p>
            <text:p><text:span text:style-name="T133">Позволяет, например, родительскому элементу занять всю ширину, выглянув из-за дочерних элементов, его перекрывающих.</text:span></text:p>
          </table:table-cell>
          <table:table-cell table:number-columns-repeated="1022"/>
        </table:table-row>
        <table:table-row table:style-name="ro1">
          <table:table-cell table:style-name="ce97" office:value-type="string" calcext:value-type="string">
            <text:p><text:span text:style-name="T85">clear</text:span><text:span text:style-name="T80">: </text:span><text:span text:style-name="T81">left</text:span><text:span text:style-name="T80">;</text:span></text:p>
          </table:table-cell>
          <table:table-cell table:style-name="ce51" office:value-type="string" calcext:value-type="string">
            <text:p>Переводит элемент на след. строку и прижимает влево.</text:p>
          </table:table-cell>
          <table:table-cell table:number-columns-repeated="1022"/>
        </table:table-row>
        <table:table-row table:style-name="ro1">
          <table:table-cell table:style-name="ce97" office:value-type="string" calcext:value-type="string">
            <text:p><text:span text:style-name="T85">contenteditable</text:span><text:span text:style-name="T80">=”</text:span><text:span text:style-name="T81">true</text:span><text:span text:style-name="T80">”</text:span></text:p>
          </table:table-cell>
          <table:table-cell table:style-name="ce51" office:value-type="string" calcext:value-type="string">
            <text:p>Позволяет пользователю установить курсор и отредактировать текст</text:p>
          </table:table-cell>
          <table:table-cell table:number-columns-repeated="1022"/>
        </table:table-row>
        <table:table-row table:style-name="ro1">
          <table:table-cell table:style-name="ce96" office:value-type="string" calcext:value-type="string">
            <text:p><text:span text:style-name="T85">display</text:span><text:span text:style-name="T86">: none;</text:span></text:p>
          </table:table-cell>
          <table:table-cell table:style-name="ce51" office:value-type="string" calcext:value-type="string">
            <text:p>Элемент не отображается, просто пропускается</text:p>
          </table:table-cell>
          <table:table-cell table:number-columns-repeated="1022"/>
        </table:table-row>
        <table:table-row table:style-name="ro15">
          <table:table-cell table:style-name="ce96" office:value-type="string" calcext:value-type="string">
            <text:p><text:span text:style-name="T85">visibility</text:span><text:span text:style-name="T86">: hidden;</text:span></text:p>
          </table:table-cell>
          <table:table-cell table:style-name="ce51" office:value-type="string" calcext:value-type="string">
            <text:p>Элемент не отображается, но под него резервируется место, которое пустует.</text:p>
          </table:table-cell>
          <table:table-cell table:number-columns-repeated="1022"/>
        </table:table-row>
        <table:table-row table:style-name="ro15">
          <table:table-cell table:style-name="ce101" office:value-type="string" calcext:value-type="string">
            <text:p>novalidate</text:p>
          </table:table-cell>
          <table:table-cell table:style-name="ce51" office:value-type="string" calcext:value-type="string">
            <text:p>отключает валидацию  формы, позволяет отправить на сервер любые введённые пользователем данные.</text:p>
          </table:table-cell>
          <table:table-cell table:number-columns-repeated="1022"/>
        </table:table-row>
        <table:table-row table:style-name="ro1" table:number-rows-repeated="2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102" office:value-type="string" calcext:value-type="string" table:number-columns-spanned="2" table:number-rows-spanned="1">
            <text:p>Параллакс (задний план стоит, передний прокручивается):</text:p>
          </table:table-cell>
          <table:covered-table-cell table:style-name="ce3"/>
          <table:table-cell table:number-columns-repeated="1022"/>
        </table:table-row>
        <table:table-row table:style-name="ro25">
          <table:table-cell table:style-name="ce5" office:value-type="string" calcext:value-type="string">
            <text:p><text:span text:style-name="T91">.parallax</text:span><text:span text:style-name="T92"> </text:span><text:span text:style-name="T91">{</text:span></text:p>
            <text:p><text:span text:style-name="T92">            </text:span><text:span text:style-name="T91">background-image: url( “….” );</text:span></text:p>
            <text:p><text:span text:style-name="T92">            </text:span><text:span text:style-name="T91">min-height: 500px;</text:span></text:p>
            <text:p><text:span text:style-name="T91">background-attachment: fixed;</text:span></text:p>
            <text:p><text:span text:style-name="T91">background-position: center;</text:span></text:p>
            <text:p><text:span text:style-name="T91">background-repeat: no-repeat;</text:span></text:p>
            <text:p><text:span text:style-name="T91">background-size: cover;</text:span></text:p>
            <text:p><text:span text:style-name="T91">}</text:span></text:p>
            <text:p><text:span text:style-name="T91">.content</text:span><text:span text:style-name="T92"> </text:span><text:span text:style-name="T91">{</text:span></text:p>
            <text:p><text:span text:style-name="T91">height: 100px;</text:span></text:p>
            <text:p><text:span text:style-name="T91">background-color: white;</text:span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102" office:value-type="string" calcext:value-type="string" table:number-columns-spanned="2" table:number-rows-spanned="1">
            <text:p><text:span text:style-name="T94">Анимация в </text:span><text:span text:style-name="T95">CSS</text:span></text:p>
          </table:table-cell>
          <table:covered-table-cell table:style-name="ce3"/>
          <table:table-cell table:number-columns-repeated="1022"/>
        </table:table-row>
        <table:table-row table:style-name="ro26">
          <table:table-cell table:style-name="ce5" office:value-type="string" calcext:value-type="string">
            <text:p><text:span text:style-name="T91">(имеем div class=”container”, а в нём div class=”circle”):</text:span></text:p>
            <text:p><text:span text:style-name="T91">.container {</text:span></text:p>
            <text:p><text:span text:style-name="T92">            </text:span><text:span text:style-name="T91">display: flex;</text:span></text:p>
            <text:p><text:span text:style-name="T92">            </text:span><text:span text:style-name="T91">align-items: center;</text:span></text:p>
            <text:p><text:span text:style-name="T91">justify-content: center;</text:span></text:p>
            <text:p><text:span text:style-name="T91">}</text:span></text:p>
            <text:p/>
          </table:table-cell>
          <table:table-cell table:style-name="ce5"/>
          <table:table-cell table:number-columns-repeated="1022"/>
        </table:table-row>
        <table:table-row table:style-name="ro27">
          <table:table-cell table:style-name="ce5" office:value-type="string" calcext:value-type="string">
            <text:p><text:span text:style-name="T96">.circle</text:span><text:span text:style-name="T97"> </text:span><text:span text:style-name="T98">{</text:span></text:p>
            <text:p><text:span text:style-name="T99">            </text:span><text:span text:style-name="T98">width: 50px;</text:span></text:p>
            <text:p><text:span text:style-name="T99">            </text:span><text:span text:style-name="T98">height: 50px;</text:span></text:p>
            <text:p><text:span text:style-name="T99">            </text:span><text:span text:style-name="T98">border-radius: 100%;</text:span></text:p>
            <text:p><text:span text:style-name="T99">            </text:span><text:span text:style-name="T98">position: relative;</text:span></text:p>
            <text:p><text:span text:style-name="T100">background-color: white;</text:span></text:p>
            <text:p><text:span text:style-name="T100">opacity: 1;</text:span></text:p>
            <text:p><text:span text:style-name="T100">animation-duration: 4s;</text:span></text:p>
            <text:p><text:span text:style-name="T100">animation-delay: 2s;</text:span></text:p>
            <text:p><text:span text:style-name="T100">animation-iteration-count: 10;</text:span></text:p>
            <text:p><text:span text:style-name="T101">animation-name</text:span><text:span text:style-name="T102">: loading;</text:span></text:p>
            <text:p><text:span text:style-name="T100">}</text:span></text:p>
          </table:table-cell>
          <table:table-cell table:style-name="ce105" office:value-type="string" calcext:value-type="string">
            <text:p><text:span text:style-name="T157">// название анимации в </text:span><text:span text:style-name="T158">circle</text:span><text:span text:style-name="T159"> должно совпадать с названием </text:span><text:span text:style-name="T158">keyframes</text:span><text:span text:style-name="T159">!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160">вот тут! Имя "loading", например</text:span></text:p>
          </table:table-cell>
          <table:table-cell table:number-columns-repeated="1022"/>
        </table:table-row>
        <table:table-row table:style-name="ro28">
          <table:table-cell table:style-name="ce5" office:value-type="string" calcext:value-type="string">
            <text:p><text:span text:style-name="T103">@keyframes loading {</text:span></text:p>
            <text:p><text:span text:style-name="T104">            </text:span><text:span text:style-name="T105">0% {opacity: 0.9, right: 0px; top 0px;}</text:span></text:p>
            <text:p><text:span text:style-name="T106">25% {opacity: 0.7, right: 50px; top 50px;}</text:span></text:p>
            <text:p><text:span text:style-name="T106">50% {opacity: 0.5, right: 0px; top 50px;}</text:span></text:p>
            <text:p><text:span text:style-name="T106">75% {opacity: 0.3, right: 50px; top 0px;}</text:span></text:p>
            <text:p><text:span text:style-name="T106">100% {opacity: 0.1, right: 0px; top 0px;}</text:span></text:p>
            <text:p><text:span text:style-name="T106">}</text:span></text:p>
            <text:p><text:span text:style-name="T106">@-webkit-keyframes loading {</text:span></text:p>
            <text:p><text:span text:style-name="T107">            </text:span><text:span text:style-name="T108">0% {opacity: 0.9, right: 0px; top 0px;}</text:span></text:p>
            <text:p><text:span text:style-name="T106">25% {opacity: 0.7, right: 50px; top 50px;}</text:span></text:p>
            <text:p><text:span text:style-name="T106">50% {opacity: 0.5, right: 0px; top 50px;}</text:span></text:p>
            <text:p><text:span text:style-name="T106">75% {opacity: 0.3, right: 50px; top 0px;}</text:span></text:p>
            <text:p><text:span text:style-name="T106">100% {opacity: 0.1, right: 0px; top 0px;}</text:span></text:p>
            <text:p><text:span text:style-name="T100">}</text:span></text:p>
          </table:table-cell>
          <table:table-cell table:style-name="ce112" office:value-type="string" calcext:value-type="string">
            <text:p>вот тут! Имя "loading", например</text:p>
          </table:table-cell>
          <table:table-cell table:number-columns-repeated="1022"/>
        </table:table-row>
        <table:table-row table:style-name="ro1" table:number-rows-repeated="2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102" office:value-type="string" calcext:value-type="string" table:number-columns-spanned="2" table:number-rows-spanned="1">
            <text:p>Смешивание</text:p>
          </table:table-cell>
          <table:covered-table-cell table:style-name="ce3"/>
          <table:table-cell table:number-columns-repeated="1022"/>
        </table:table-row>
        <table:table-row table:style-name="ro15">
          <table:table-cell table:style-name="ce93" office:value-type="string" calcext:value-type="string">
            <text:p>имеется <text:span text:style-name="T84">div</text:span> <text:span text:style-name="T84">class</text:span>=”<text:span text:style-name="T84">blend</text:span>”, а в нём изображение <text:span text:style-name="T84">img</text:span> <text:span text:style-name="T84">src</text:span>=”” <text:span text:style-name="T84">alt</text:span>=”” и &lt;<text:span text:style-name="T84">H</text:span>1&gt; ЗАГОЛОВОК&lt;/<text:span text:style-name="T84">H</text:span>1&gt;</text:p>
          </table:table-cell>
          <table:table-cell table:style-name="ce5"/>
          <table:table-cell table:number-columns-repeated="1022"/>
        </table:table-row>
        <table:table-row table:style-name="ro25">
          <table:table-cell table:style-name="ce5" office:value-type="string" calcext:value-type="string">
            <text:p><text:span text:style-name="T91">.blend</text:span><text:span text:style-name="T92"> </text:span><text:span text:style-name="T91">{</text:span></text:p>
            <text:p><text:span text:style-name="T92">            </text:span><text:span text:style-name="T91">display: flex;</text:span></text:p>
            <text:p><text:span text:style-name="T91">align-items: center;</text:span></text:p>
            <text:p><text:span text:style-name="T91">justify-content: center;</text:span></text:p>
            <text:p><text:span text:style-name="T91">}</text:span></text:p>
            <text:p><text:span text:style-name="T91">blend img{</text:span></text:p>
            <text:p><text:span text:style-name="T91">position: </text:span><text:span text:style-name="T109">absolute</text:span><text:span text:style-name="T88">;</text:span></text:p>
            <text:p><text:span text:style-name="T91">}</text:span></text:p>
            <text:p><text:span text:style-name="T91">blend h1{</text:span></text:p>
            <text:p><text:span text:style-name="T91">mix-blend-mode: </text:span><text:span text:style-name="T109">overlay</text:span><text:span text:style-name="T88">;</text:span></text:p>
            <text:p><text:span text:style-name="T91">}</text:span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102" office:value-type="string" calcext:value-type="string" table:number-columns-spanned="2" table:number-rows-spanned="1">
            <text:p><text:span text:style-name="T94">Придать изображению геометрическую форму (как в </text:span><text:span text:style-name="T95">GTA</text:span><text:span text:style-name="T94">-заставках).</text:span></text:p>
          </table:table-cell>
          <table:covered-table-cell table:style-name="ce113"/>
          <table:table-cell table:number-columns-repeated="1022"/>
        </table:table-row>
        <table:table-row table:style-name="ro29">
          <table:table-cell table:style-name="ce5" office:value-type="string" calcext:value-type="string">
            <text:p><text:span text:style-name="T91">(div class=”ellipse”, </text:span><text:span text:style-name="T92">внутри </text:span><text:span text:style-name="T91">- img)</text:span></text:p>
            <text:p><text:span text:style-name="T91">.ellipse</text:span><text:span text:style-name="T92"> </text:span><text:span text:style-name="T91">img {</text:span></text:p>
            <text:p><text:span text:style-name="T92">            </text:span><text:span text:style-name="T91">clip-path: ellipse(200px 200px at 100px 100px);</text:span></text:p>
            <text:p><text:span text:style-name="T91">}</text:span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102" office:value-type="string" calcext:value-type="string" table:number-columns-spanned="2" table:number-rows-spanned="1">
            <text:p>Увеличение и другие эффекты при наведении</text:p>
          </table:table-cell>
          <table:covered-table-cell table:style-name="ce113"/>
          <table:table-cell table:number-columns-repeated="1022"/>
        </table:table-row>
        <table:table-row table:style-name="ro30">
          <table:table-cell table:style-name="ce5" office:value-type="string" calcext:value-type="string">
            <text:p><text:span text:style-name="T92">(имеем 4 картинки в блоке </text:span><text:span text:style-name="T91">div</text:span><text:span text:style-name="T92"> </text:span><text:span text:style-name="T91">class</text:span><text:span text:style-name="T92">=”</text:span><text:span text:style-name="T91">images</text:span><text:span text:style-name="T92">”)</text:span></text:p>
            <text:p><text:span text:style-name="T91">.images</text:span><text:span text:style-name="T92"> </text:span><text:span text:style-name="T91">{</text:span></text:p>
            <text:p><text:span text:style-name="T92">            </text:span><text:span text:style-name="T91">display: flex;</text:span></text:p>
            <text:p><text:span text:style-name="T91">justify-content: center;</text:span></text:p>
            <text:p><text:span text:style-name="T91">}</text:span></text:p>
            <text:p><text:span text:style-name="T91">.images:</text:span><text:span text:style-name="T110">hover</text:span><text:span text:style-name="T111"> </text:span><text:span text:style-name="T112">{</text:span></text:p>
            <text:p><text:span text:style-name="T92">            </text:span><text:span text:style-name="T91">transform: scale(1.2);</text:span></text:p>
            <text:p><text:span text:style-name="T91">}</text:span></text:p>
          </table:table-cell>
          <table:table-cell table:style-name="ce5"/>
          <table:table-cell table:number-columns-repeated="1022"/>
        </table:table-row>
        <table:table-row table:style-name="ro1" table:number-rows-repeated="41">
          <table:table-cell table:style-name="ce5" table:number-columns-repeated="2"/>
          <table:table-cell table:number-columns-repeated="1022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otstrap" table:style-name="ta2">
        <table:table-column table:style-name="co6" table:number-columns-repeated="2" table:default-cell-style-name="ce115"/>
        <table:table-row table:style-name="ro31">
          <table:table-cell table:style-name="ce114" office:value-type="string" calcext:value-type="string">
            <text:p>Шапка сайта (navbar)</text:p>
          </table:table-cell>
          <table:table-cell table:style-name="ce114" office:value-type="string" calcext:value-type="string">
            <text:p><text:a xlink:href="https://getbootstrap.com/docs/4.5/components/navbar/" xlink:type="simple">https://getbootstrap.com/docs/4.5/components/navbar/</text:a></text:p>
          </table:table-cell>
        </table:table-row>
        <table:table-row table:style-name="ro31">
          <table:table-cell office:value-type="string" calcext:value-type="string">
            <text:p><text:a xlink:href="https://stepik.org/lesson/397068/step/1?unit=386086" xlink:type="simple">https://stepik.org/lesson/397068/step/1?unit=386086</text:a></text:p>
          </table:table-cell>
          <table:table-cell office:value-type="string" calcext:value-type="string">
            <text:p>Пример шапки сайта из курса по Django + NuxtJS</text:p>
          </table:table-cell>
        </table:table-row>
        <table:table-row table:style-name="ro32" table:number-rows-repeated="5">
          <table:table-cell table:number-columns-repeated="2"/>
        </table:table-row>
        <table:table-row table:style-name="ro31">
          <table:table-cell table:style-name="ce114" office:value-type="string" calcext:value-type="string">
            <text:p>слайдер (Carousel)</text:p>
          </table:table-cell>
          <table:table-cell table:style-name="ce114" office:value-type="string" calcext:value-type="string">
            <text:p><text:a xlink:href="https://getbootstrap.com/docs/4.5/components/carousel/" xlink:type="simple">https://getbootstrap.com/docs/4.5/components/carousel/</text:a></text:p>
          </table:table-cell>
        </table:table-row>
        <table:table-row table:style-name="ro31">
          <table:table-cell office:value-type="string" calcext:value-type="string">
            <text:p><text:a xlink:href="https://stepik.org/lesson/397068/step/2?unit=386086" xlink:type="simple">https://stepik.org/lesson/397068/step/2?unit=386086</text:a></text:p>
          </table:table-cell>
          <table:table-cell office:value-type="string" calcext:value-type="string">
            <text:p>Пример слайдера из курса по Django + NuxtJS</text:p>
          </table:table-cell>
        </table:table-row>
        <table:table-row table:style-name="ro32" table:number-rows-repeated="11">
          <table:table-cell table:number-columns-repeated="2"/>
        </table:table-row>
        <table:table-row table:style-name="ro3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/>
    <style:font-face style:name="Times New Roman" svg:font-family="'Times New Roman', serif"/>
    <style:font-face style:name="Calibri" svg:font-family="Calibri" style:font-family-generic="swiss"/>
    <style:font-face style:name="Lohit Devanagari" svg:font-family="'Lohit Devanagari'" style:font-pitch="variable"/>
    <style:font-face style:name="Ubuntu" svg:font-family="Ubuntu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2" style:volatile="true">
      <loext:text> </loext:text>
      <loext:fill-character> </loext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.00.0000</text:date>, <text:time style:data-style-name="N2" text:time-value="18:10:47.49730771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12-27T19:28:46.131044205</dc:date>
    <meta:editing-duration>P3DT14H5M24S</meta:editing-duration>
    <meta:editing-cycles>1346</meta:editing-cycles>
    <meta:document-statistic meta:table-count="3" meta:cell-count="327" meta:object-count="0"/>
  </office:meta>
</office:document-meta>
</file>